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7.911cm"/>
    </style:style>
    <style:style style:name="Tableau1.B" style:family="table-column">
      <style:table-column-properties style:column-width="4.577cm"/>
    </style:style>
    <style:style style:name="Tableau1.C" style:family="table-column">
      <style:table-column-properties style:column-width="4.524cm"/>
    </style:style>
    <style:style style:name="Tableau1.A1" style:family="table-cell">
      <style:table-cell-properties fo:background-color="transparent" fo:padding="0.097cm" fo:border="none">
        <style:background-image/>
      </style:table-cell-properties>
    </style:style>
    <style:style style:name="Tableau2" style:family="table">
      <style:table-properties style:width="17cm" table:align="margins" style:shadow="none"/>
    </style:style>
    <style:style style:name="Tableau2.A" style:family="table-column">
      <style:table-column-properties style:column-width="7.091cm" style:rel-column-width="27334*"/>
    </style:style>
    <style:style style:name="Tableau2.B" style:family="table-column">
      <style:table-column-properties style:column-width="3.316cm" style:rel-column-width="12783*"/>
    </style:style>
    <style:style style:name="Tableau2.C" style:family="table-column">
      <style:table-column-properties style:column-width="6.593cm" style:rel-column-width="25418*"/>
    </style:style>
    <style:style style:name="Tableau2.A1" style:family="table-cell">
      <style:table-cell-properties fo:padding="0.097cm" fo:border="none"/>
    </style:style>
    <style:style style:name="Table1" style:family="table">
      <style:table-properties style:width="16.995cm" table:align="left"/>
    </style:style>
    <style:style style:name="Table1.A" style:family="table-column">
      <style:table-column-properties style:column-width="3.196cm"/>
    </style:style>
    <style:style style:name="Table1.B" style:family="table-column">
      <style:table-column-properties style:column-width="8.313cm"/>
    </style:style>
    <style:style style:name="Table1.C" style:family="table-column">
      <style:table-column-properties style:column-width="2.889cm"/>
    </style:style>
    <style:style style:name="Table1.D" style:family="table-column">
      <style:table-column-properties style:column-width="2.596cm"/>
    </style:style>
    <style:style style:name="Table1.A1" style:family="table-cell">
      <style:table-cell-properties style:vertical-align="middle" fo:padding="0.097cm" fo:border-left="0.05pt solid #000000" fo:border-right="none" fo:border-top="0.05pt solid #000000" fo:border-bottom="0.05pt solid #000000"/>
    </style:style>
    <style:style style:name="Table1.D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0.05pt solid #000000" fo:border-top="none" fo:border-bottom="0.05pt solid #000000"/>
    </style:style>
    <style:style style:name="Table2" style:family="table">
      <style:table-properties style:width="17.009cm" fo:margin-left="0cm" table:align="left"/>
    </style:style>
    <style:style style:name="Table2.A" style:family="table-column">
      <style:table-column-properties style:column-width="2.798cm"/>
    </style:style>
    <style:style style:name="Table2.B" style:family="table-column">
      <style:table-column-properties style:column-width="14.212cm"/>
    </style:style>
    <style:style style:name="Table2.A1" style:family="table-cell">
      <style:table-cell-properties fo:padding="0.097cm" fo:border="none"/>
    </style:style>
    <style:style style:name="Table3" style:family="table">
      <style:table-properties style:width="17cm" table:align="margins" fo:background-color="#e6e6ff">
        <style:background-image/>
      </style:table-properties>
    </style:style>
    <style:style style:name="Table3.A" style:family="table-column">
      <style:table-column-properties style:column-width="2.501cm" style:rel-column-width="9641*"/>
    </style:style>
    <style:style style:name="Table3.B" style:family="table-column">
      <style:table-column-properties style:column-width="14.499cm" style:rel-column-width="55894*"/>
    </style:style>
    <style:style style:name="Table3.A1" style:family="table-cell">
      <style:table-cell-properties fo:background-color="transparent" fo:padding="0.097cm" fo:border="none">
        <style:background-image/>
      </style:table-cell-properties>
    </style:style>
    <style:style style:name="Table3.B1" style:family="table-cell">
      <style:table-cell-properties fo:padding="0.097cm" fo:border="none"/>
    </style:style>
    <style:style style:name="Table3.A2" style:family="table-cell">
      <style:table-cell-properties fo:padding="0.097cm" fo:border="none"/>
    </style:style>
    <style:style style:name="Table3.B2" style:family="table-cell">
      <style:table-cell-properties fo:padding="0.097cm" fo:border="none"/>
    </style:style>
    <style:style style:name="Table3.A3" style:family="table-cell">
      <style:table-cell-properties fo:padding="0.097cm" fo:border="none"/>
    </style:style>
    <style:style style:name="Table3.B3" style:family="table-cell">
      <style:table-cell-properties fo:padding="0.097cm" fo:border="none"/>
    </style:style>
    <style:style style:name="Table3.A4" style:family="table-cell">
      <style:table-cell-properties fo:padding="0.097cm" fo:border="none"/>
    </style:style>
    <style:style style:name="Table3.B4" style:family="table-cell">
      <style:table-cell-properties fo:padding="0.097cm" fo:border="none"/>
    </style:style>
    <style:style style:name="Table3.A5" style:family="table-cell">
      <style:table-cell-properties fo:padding="0.097cm" fo:border="none"/>
    </style:style>
    <style:style style:name="Table3.B5" style:family="table-cell">
      <style:table-cell-properties fo:padding="0.097cm" fo:border="none"/>
    </style:style>
    <style:style style:name="Table3.A6" style:family="table-cell">
      <style:table-cell-properties fo:padding="0.097cm" fo:border="none"/>
    </style:style>
    <style:style style:name="Table3.B6" style:family="table-cell">
      <style:table-cell-properties fo:padding="0.097cm" fo:border="none"/>
    </style:style>
    <style:style style:name="Table3.A7" style:family="table-cell">
      <style:table-cell-properties fo:padding="0.097cm" fo:border="none"/>
    </style:style>
    <style:style style:name="Table3.B7" style:family="table-cell">
      <style:table-cell-properties fo:padding="0.097cm" fo:border="none"/>
    </style:style>
    <style:style style:name="Table3.A8" style:family="table-cell">
      <style:table-cell-properties fo:padding="0.097cm" fo:border="none"/>
    </style:style>
    <style:style style:name="Table3.B8" style:family="table-cell">
      <style:table-cell-properties fo:padding="0.097cm" fo:border="none"/>
    </style:style>
    <style:style style:name="Table3.A9" style:family="table-cell">
      <style:table-cell-properties fo:padding="0.097cm" fo:border="none"/>
    </style:style>
    <style:style style:name="Table3.B9" style:family="table-cell">
      <style:table-cell-properties fo:padding="0.097cm" fo:border="none"/>
    </style:style>
    <style:style style:name="Table4" style:family="table">
      <style:table-properties style:width="17cm" fo:break-before="page" table:align="margins" fo:background-color="#e6e6ff">
        <style:background-image/>
      </style:table-properties>
    </style:style>
    <style:style style:name="Table4.A" style:family="table-column">
      <style:table-column-properties style:column-width="2.406cm" style:rel-column-width="9274*"/>
    </style:style>
    <style:style style:name="Table4.B" style:family="table-column">
      <style:table-column-properties style:column-width="14.594cm" style:rel-column-width="56261*"/>
    </style:style>
    <style:style style:name="Table4.A1" style:family="table-cell">
      <style:table-cell-properties fo:padding="0.097cm" fo:border="none"/>
    </style:style>
    <style:style style:name="Table5" style:family="table">
      <style:table-properties style:width="16.977cm" table:align="left" fo:background-color="#e6e6ff">
        <style:background-image/>
      </style:table-properties>
    </style:style>
    <style:style style:name="Table5.A" style:family="table-column">
      <style:table-column-properties style:column-width="2.499cm"/>
    </style:style>
    <style:style style:name="Table5.B" style:family="table-column">
      <style:table-column-properties style:column-width="14.478cm"/>
    </style:style>
    <style:style style:name="Table5.A1" style:family="table-cell">
      <style:table-cell-properties fo:padding="0.097cm" fo:border="none"/>
    </style:style>
    <style:style style:name="Table6" style:family="table">
      <style:table-properties style:width="17cm" fo:break-before="page" table:align="margins" fo:background-color="#e6e6ff">
        <style:background-image/>
      </style:table-properties>
    </style:style>
    <style:style style:name="Table6.A" style:family="table-column">
      <style:table-column-properties style:column-width="2.415cm" style:rel-column-width="9308*"/>
    </style:style>
    <style:style style:name="Table6.B" style:family="table-column">
      <style:table-column-properties style:column-width="14.586cm" style:rel-column-width="56227*"/>
    </style:style>
    <style:style style:name="Table6.A1" style:family="table-cell">
      <style:table-cell-properties fo:padding="0.097cm" fo:border="none"/>
    </style:style>
    <style:style style:name="Table7" style:family="table">
      <style:table-properties style:width="17cm" table:align="margins" fo:background-color="#e6e6ff">
        <style:background-image/>
      </style:table-properties>
    </style:style>
    <style:style style:name="Table7.A" style:family="table-column">
      <style:table-column-properties style:column-width="2.581cm" style:rel-column-width="9947*"/>
    </style:style>
    <style:style style:name="Table7.B" style:family="table-column">
      <style:table-column-properties style:column-width="14.42cm" style:rel-column-width="55588*"/>
    </style:style>
    <style:style style:name="Table7.A1" style:family="table-cell">
      <style:table-cell-properties fo:padding="0.097cm" fo:border="none"/>
    </style:style>
    <style:style style:name="Table8" style:family="table">
      <style:table-properties style:width="17cm" fo:break-before="page" table:align="margins" fo:background-color="#e6e6ff">
        <style:background-image/>
      </style:table-properties>
    </style:style>
    <style:style style:name="Table8.A" style:family="table-column">
      <style:table-column-properties style:column-width="2.598cm" style:rel-column-width="10015*"/>
    </style:style>
    <style:style style:name="Table8.B" style:family="table-column">
      <style:table-column-properties style:column-width="14.402cm" style:rel-column-width="55520*"/>
    </style:style>
    <style:style style:name="Table8.A1" style:family="table-cell">
      <style:table-cell-properties fo:padding="0.097cm" fo:border="none"/>
    </style:style>
    <style:style style:name="Table9" style:family="table">
      <style:table-properties style:width="17cm" table:align="margins" fo:background-color="#e6e6ff">
        <style:background-image/>
      </style:table-properties>
    </style:style>
    <style:style style:name="Table9.A" style:family="table-column">
      <style:table-column-properties style:column-width="3.295cm" style:rel-column-width="12701*"/>
    </style:style>
    <style:style style:name="Table9.B" style:family="table-column">
      <style:table-column-properties style:column-width="13.705cm" style:rel-column-width="52834*"/>
    </style:style>
    <style:style style:name="Table9.A1" style:family="table-cell">
      <style:table-cell-properties fo:padding="0.097cm" fo:border="none"/>
    </style:style>
    <style:style style:name="Table10" style:family="table">
      <style:table-properties style:width="17cm" table:align="margins" fo:background-color="#e6e6ff">
        <style:background-image/>
      </style:table-properties>
    </style:style>
    <style:style style:name="Table10.A" style:family="table-column">
      <style:table-column-properties style:column-width="3.307cm" style:rel-column-width="12749*"/>
    </style:style>
    <style:style style:name="Table10.B" style:family="table-column">
      <style:table-column-properties style:column-width="13.693cm" style:rel-column-width="52786*"/>
    </style:style>
    <style:style style:name="Table10.A1" style:family="table-cell">
      <style:table-cell-properties fo:padding="0.097cm" fo:border="none"/>
    </style:style>
    <style:style style:name="Table11" style:family="table">
      <style:table-properties style:width="17cm" table:align="margins" fo:background-color="#e6e6ff">
        <style:background-image/>
      </style:table-properties>
    </style:style>
    <style:style style:name="Table11.A" style:family="table-column">
      <style:table-column-properties style:column-width="3.307cm" style:rel-column-width="12749*"/>
    </style:style>
    <style:style style:name="Table11.B" style:family="table-column">
      <style:table-column-properties style:column-width="13.693cm" style:rel-column-width="52786*"/>
    </style:style>
    <style:style style:name="Table11.A1" style:family="table-cell">
      <style:table-cell-properties fo:padding="0.097cm" fo:border="none"/>
    </style:style>
    <style:style style:name="Table12" style:family="table">
      <style:table-properties style:width="17cm" table:align="margins" fo:background-color="#e6e6ff">
        <style:background-image/>
      </style:table-properties>
    </style:style>
    <style:style style:name="Table12.A" style:family="table-column">
      <style:table-column-properties style:column-width="3.198cm" style:rel-column-width="12327*"/>
    </style:style>
    <style:style style:name="Table12.B" style:family="table-column">
      <style:table-column-properties style:column-width="13.802cm" style:rel-column-width="53208*"/>
    </style:style>
    <style:style style:name="Table12.A1" style:family="table-cell">
      <style:table-cell-properties fo:padding="0.097cm" fo:border="none"/>
    </style:style>
    <style:style style:name="Table13" style:family="table">
      <style:table-properties style:width="17cm" table:align="margins" fo:background-color="#e6e6ff">
        <style:background-image/>
      </style:table-properties>
    </style:style>
    <style:style style:name="Table13.A" style:family="table-column">
      <style:table-column-properties style:column-width="3.198cm" style:rel-column-width="12327*"/>
    </style:style>
    <style:style style:name="Table13.B" style:family="table-column">
      <style:table-column-properties style:column-width="13.802cm" style:rel-column-width="53208*"/>
    </style:style>
    <style:style style:name="Table13.A1" style:family="table-cell">
      <style:table-cell-properties fo:padding="0.097cm" fo:border="none"/>
    </style:style>
    <style:style style:name="Table14" style:family="table">
      <style:table-properties style:width="17cm" table:align="margins" fo:background-color="#e6e6ff">
        <style:background-image/>
      </style:table-properties>
    </style:style>
    <style:style style:name="Table14.A" style:family="table-column">
      <style:table-column-properties style:column-width="3.198cm" style:rel-column-width="12327*"/>
    </style:style>
    <style:style style:name="Table14.B" style:family="table-column">
      <style:table-column-properties style:column-width="13.802cm" style:rel-column-width="53208*"/>
    </style:style>
    <style:style style:name="Table14.A1" style:family="table-cell">
      <style:table-cell-properties fo:padding="0.097cm" fo:border="none"/>
    </style:style>
    <style:style style:name="Table15" style:family="table">
      <style:table-properties style:width="17cm" table:align="margins" fo:background-color="#e6e6ff">
        <style:background-image/>
      </style:table-properties>
    </style:style>
    <style:style style:name="Table15.A" style:family="table-column">
      <style:table-column-properties style:column-width="3.198cm" style:rel-column-width="12327*"/>
    </style:style>
    <style:style style:name="Table15.B" style:family="table-column">
      <style:table-column-properties style:column-width="13.802cm" style:rel-column-width="53208*"/>
    </style:style>
    <style:style style:name="Table15.A1" style:family="table-cell">
      <style:table-cell-properties fo:padding="0.097cm" fo:border="none"/>
    </style:style>
    <style:style style:name="Table16" style:family="table">
      <style:table-properties style:width="17cm" table:align="margins" fo:background-color="#e6e6ff">
        <style:background-image/>
      </style:table-properties>
    </style:style>
    <style:style style:name="Table16.A" style:family="table-column">
      <style:table-column-properties style:column-width="3.198cm" style:rel-column-width="12327*"/>
    </style:style>
    <style:style style:name="Table16.B" style:family="table-column">
      <style:table-column-properties style:column-width="13.802cm" style:rel-column-width="53208*"/>
    </style:style>
    <style:style style:name="Table16.A1" style:family="table-cell">
      <style:table-cell-properties fo:padding="0.097cm" fo:border="none"/>
    </style:style>
    <style:style style:name="Table17" style:family="table">
      <style:table-properties style:width="17cm" table:align="margins" fo:background-color="#e6e6ff">
        <style:background-image/>
      </style:table-properties>
    </style:style>
    <style:style style:name="Table17.A" style:family="table-column">
      <style:table-column-properties style:column-width="3.175cm" style:rel-column-width="12239*"/>
    </style:style>
    <style:style style:name="Table17.B" style:family="table-column">
      <style:table-column-properties style:column-width="13.825cm" style:rel-column-width="53296*"/>
    </style:style>
    <style:style style:name="Table17.A1" style:family="table-cell">
      <style:table-cell-properties fo:padding="0.097cm" fo:border="none"/>
    </style:style>
    <style:style style:name="P1" style:family="paragraph" style:parent-style-name="Text_20_body">
      <style:text-properties fo:language="fr" fo:country="FR"/>
    </style:style>
    <style:style style:name="P2" style:family="paragraph" style:parent-style-name="Text_20_body">
      <style:text-properties fo:language="fr" fo:country="FR" officeooo:rsid="000cb25c" officeooo:paragraph-rsid="000cb25c"/>
    </style:style>
    <style:style style:name="P3" style:family="paragraph" style:parent-style-name="Text_20_body">
      <style:text-properties fo:language="fr" fo:country="FR" officeooo:paragraph-rsid="000cb25c"/>
    </style:style>
    <style:style style:name="P4" style:family="paragraph" style:parent-style-name="Text_20_body">
      <style:text-properties fo:language="fr" fo:country="FR" officeooo:rsid="000d90c9" officeooo:paragraph-rsid="000d90c9"/>
    </style:style>
    <style:style style:name="P5" style:family="paragraph" style:parent-style-name="Text_20_body">
      <style:text-properties fo:language="fr" fo:country="FR" officeooo:rsid="001a965d" officeooo:paragraph-rsid="001a965d"/>
    </style:style>
    <style:style style:name="P6" style:family="paragraph" style:parent-style-name="Text_20_body">
      <style:text-properties fo:language="fr" fo:country="FR" officeooo:rsid="001a965d" officeooo:paragraph-rsid="003a76b0"/>
    </style:style>
    <style:style style:name="P7" style:family="paragraph" style:parent-style-name="Text_20_body">
      <style:text-properties fo:language="fr" fo:country="FR" officeooo:rsid="0041df6a" officeooo:paragraph-rsid="0026a948"/>
    </style:style>
    <style:style style:name="P8" style:family="paragraph" style:parent-style-name="Text_20_body">
      <style:text-properties fo:language="fr" fo:country="FR" officeooo:rsid="002b75cd" officeooo:paragraph-rsid="00475916"/>
    </style:style>
    <style:style style:name="P9" style:family="paragraph" style:parent-style-name="Text_20_body">
      <style:text-properties fo:language="fr" fo:country="FR" fo:font-weight="bold" officeooo:rsid="003a1847" officeooo:paragraph-rsid="0018c288" style:font-weight-asian="bold" style:font-weight-complex="bold"/>
    </style:style>
    <style:style style:name="P10" style:family="paragraph" style:parent-style-name="Text_20_body">
      <style:text-properties style:use-window-font-color="true" fo:language="fr" fo:country="FR" officeooo:rsid="000ee40f" officeooo:paragraph-rsid="000ee40f"/>
    </style:style>
    <style:style style:name="P11" style:family="paragraph" style:parent-style-name="Text_20_body">
      <style:text-properties style:use-window-font-color="true" fo:language="fr" fo:country="FR" officeooo:rsid="001876b3" officeooo:paragraph-rsid="001876b3"/>
    </style:style>
    <style:style style:name="P12" style:family="paragraph" style:parent-style-name="Text_20_body">
      <style:text-properties fo:font-size="11pt" fo:language="fr" fo:country="FR" fo:font-weight="bold" officeooo:rsid="003b2495" officeooo:paragraph-rsid="001bad60" style:font-size-asian="11pt" style:font-weight-asian="bold" style:font-size-complex="11pt" style:font-weight-complex="bold"/>
    </style:style>
    <style:style style:name="P13" style:family="paragraph" style:parent-style-name="Caption">
      <style:paragraph-properties fo:text-align="center" style:justify-single-word="false"/>
      <style:text-properties fo:language="fr" fo:country="FR" fo:font-style="normal" fo:font-weight="normal" style:font-style-asian="normal" style:font-weight-asian="normal" style:font-style-complex="normal" style:font-weight-complex="normal"/>
    </style:style>
    <style:style style:name="P14" style:family="paragraph" style:parent-style-name="Caption">
      <style:paragraph-properties fo:text-align="center" style:justify-single-word="false"/>
      <style:text-properties fo:language="fr" fo:country="FR" fo:font-style="normal" style:font-style-asian="normal" style:font-style-complex="normal"/>
    </style:style>
    <style:style style:name="P15" style:family="paragraph" style:parent-style-name="Caption">
      <style:paragraph-properties fo:text-align="center" style:justify-single-word="false"/>
      <style:text-properties fo:language="fr" fo:country="FR" fo:font-style="normal" officeooo:rsid="00325cf7" officeooo:paragraph-rsid="001353e9" style:font-style-asian="normal" style:font-style-complex="normal"/>
    </style:style>
    <style:style style:name="P16" style:family="paragraph" style:parent-style-name="Caption">
      <style:paragraph-properties fo:text-align="center" style:justify-single-word="false"/>
      <style:text-properties fo:language="fr" fo:country="FR"/>
    </style:style>
    <style:style style:name="P17" style:family="paragraph" style:parent-style-name="Caption">
      <style:paragraph-properties fo:text-align="center" style:justify-single-word="false"/>
      <style:text-properties fo:language="fr" fo:country="FR" officeooo:rsid="003b2495"/>
    </style:style>
    <style:style style:name="P18" style:family="paragraph" style:parent-style-name="Text_20_Body_20_special">
      <style:text-properties fo:language="fr" fo:country="FR"/>
    </style:style>
    <style:style style:name="P19" style:family="paragraph" style:parent-style-name="Text_20_Body_20_special">
      <style:text-properties fo:language="fr" fo:country="FR" officeooo:rsid="0039c1bb" officeooo:paragraph-rsid="0039c1bb"/>
    </style:style>
    <style:style style:name="P20" style:family="paragraph" style:parent-style-name="Text_20_Body_20_special">
      <style:text-properties fo:language="fr" fo:country="FR" officeooo:rsid="003e0455" officeooo:paragraph-rsid="003e0455"/>
    </style:style>
    <style:style style:name="P21" style:family="paragraph" style:parent-style-name="Text_20_Body_20_special">
      <style:text-properties fo:language="fr" fo:country="FR" officeooo:rsid="002c3909"/>
    </style:style>
    <style:style style:name="P22" style:family="paragraph" style:parent-style-name="Text_20_Body_20_special">
      <style:text-properties fo:font-size="11pt" fo:language="fr" fo:country="FR" style:font-size-asian="11pt" style:font-size-complex="11pt"/>
    </style:style>
    <style:style style:name="P23" style:family="paragraph" style:parent-style-name="Table_20_Contents">
      <style:text-properties fo:language="fr" fo:country="FR"/>
    </style:style>
    <style:style style:name="P24" style:family="paragraph" style:parent-style-name="Table_20_Contents">
      <style:text-properties fo:language="fr" fo:country="FR" style:font-size-asian="10.5pt"/>
    </style:style>
    <style:style style:name="P25" style:family="paragraph" style:parent-style-name="Table_20_Contents">
      <style:text-properties fo:language="fr" fo:country="FR" officeooo:rsid="00063b7b" officeooo:paragraph-rsid="00063b7b" style:font-size-asian="10.5pt"/>
    </style:style>
    <style:style style:name="P26" style:family="paragraph" style:parent-style-name="Table_20_Contents">
      <style:text-properties fo:language="fr" fo:country="FR" officeooo:rsid="000d90c9" officeooo:paragraph-rsid="000d90c9"/>
    </style:style>
    <style:style style:name="P27" style:family="paragraph" style:parent-style-name="Table_20_Contents">
      <style:text-properties fo:language="fr" fo:country="FR" fo:font-weight="bold" officeooo:rsid="000d90c9" officeooo:paragraph-rsid="000d90c9" style:font-weight-asian="bold" style:font-weight-complex="bold"/>
    </style:style>
    <style:style style:name="P28" style:family="paragraph" style:parent-style-name="Table_20_Contents">
      <style:text-properties fo:language="fr" fo:country="FR" fo:font-weight="bold" officeooo:rsid="00105602" officeooo:paragraph-rsid="00105602" style:font-weight-asian="bold" style:font-weight-complex="bold"/>
    </style:style>
    <style:style style:name="P29" style:family="paragraph" style:parent-style-name="Table_20_Contents">
      <style:text-properties fo:language="fr" fo:country="FR" fo:font-weight="bold" officeooo:rsid="0011db7a" officeooo:paragraph-rsid="0011db7a" style:font-weight-asian="bold" style:font-weight-complex="bold"/>
    </style:style>
    <style:style style:name="P30" style:family="paragraph" style:parent-style-name="Table_20_Contents">
      <style:text-properties fo:language="fr" fo:country="FR" fo:font-weight="bold" officeooo:rsid="00167aef" officeooo:paragraph-rsid="00167aef" style:font-weight-asian="bold" style:font-weight-complex="bold"/>
    </style:style>
    <style:style style:name="P31" style:family="paragraph" style:parent-style-name="Table_20_Contents">
      <style:text-properties fo:language="fr" fo:country="FR" fo:font-weight="bold" officeooo:rsid="001f401c" officeooo:paragraph-rsid="001f401c" style:font-weight-asian="bold" style:font-weight-complex="bold"/>
    </style:style>
    <style:style style:name="P32" style:family="paragraph" style:parent-style-name="Table_20_Contents">
      <style:text-properties fo:language="fr" fo:country="FR" fo:font-weight="bold" officeooo:rsid="0022aec3" officeooo:paragraph-rsid="0022aec3" style:font-weight-asian="bold" style:font-weight-complex="bold"/>
    </style:style>
    <style:style style:name="P33" style:family="paragraph" style:parent-style-name="Table_20_Contents">
      <style:text-properties fo:language="fr" fo:country="FR" fo:font-weight="bold" officeooo:rsid="0023773a" officeooo:paragraph-rsid="0023773a" style:font-weight-asian="bold" style:font-weight-complex="bold"/>
    </style:style>
    <style:style style:name="P34" style:family="paragraph" style:parent-style-name="Table_20_Contents">
      <style:text-properties fo:language="fr" fo:country="FR" fo:font-weight="bold" officeooo:rsid="0036a724" officeooo:paragraph-rsid="0011db7a" style:font-weight-asian="bold" style:font-weight-complex="bold"/>
    </style:style>
    <style:style style:name="P35" style:family="paragraph" style:parent-style-name="Table_20_Contents">
      <style:text-properties fo:language="fr" fo:country="FR" fo:font-weight="bold" officeooo:rsid="003905bd" officeooo:paragraph-rsid="00139dc2" style:font-weight-asian="bold" style:font-weight-complex="bold"/>
    </style:style>
    <style:style style:name="P36" style:family="paragraph" style:parent-style-name="Table_20_Contents">
      <style:text-properties fo:language="fr" fo:country="FR" fo:font-weight="bold" officeooo:rsid="0039c1bb" officeooo:paragraph-rsid="00167aef" style:font-weight-asian="bold" style:font-weight-complex="bold"/>
    </style:style>
    <style:style style:name="P37" style:family="paragraph" style:parent-style-name="Table_20_Contents">
      <style:text-properties fo:language="fr" fo:country="FR" fo:font-weight="bold" officeooo:rsid="003a1847" officeooo:paragraph-rsid="00167aef" style:font-weight-asian="bold" style:font-weight-complex="bold"/>
    </style:style>
    <style:style style:name="P38" style:family="paragraph" style:parent-style-name="Table_20_Contents">
      <style:text-properties fo:language="fr" fo:country="FR" fo:font-weight="bold" officeooo:rsid="003a1847" officeooo:paragraph-rsid="003a1847" style:font-weight-asian="bold" style:font-weight-complex="bold"/>
    </style:style>
    <style:style style:name="P39" style:family="paragraph" style:parent-style-name="Table_20_Contents">
      <style:text-properties fo:language="fr" fo:country="FR" officeooo:rsid="00105602" officeooo:paragraph-rsid="00105602"/>
    </style:style>
    <style:style style:name="P40" style:family="paragraph" style:parent-style-name="Table_20_Contents">
      <style:paragraph-properties fo:text-align="end" style:justify-single-word="false"/>
      <style:text-properties fo:language="fr" fo:country="FR" officeooo:rsid="00105602" officeooo:paragraph-rsid="00105602"/>
    </style:style>
    <style:style style:name="P41" style:family="paragraph" style:parent-style-name="Table_20_Contents">
      <style:paragraph-properties fo:text-align="end" style:justify-single-word="false"/>
      <style:text-properties fo:language="fr" fo:country="FR" officeooo:rsid="0011db7a" officeooo:paragraph-rsid="0011db7a"/>
    </style:style>
    <style:style style:name="P42" style:family="paragraph" style:parent-style-name="Table_20_Contents">
      <style:text-properties fo:language="fr" fo:country="FR" officeooo:rsid="0011db7a" officeooo:paragraph-rsid="0011db7a"/>
    </style:style>
    <style:style style:name="P43" style:family="paragraph" style:parent-style-name="Table_20_Contents">
      <style:paragraph-properties fo:text-align="end" style:justify-single-word="false"/>
      <style:text-properties fo:language="fr" fo:country="FR"/>
    </style:style>
    <style:style style:name="P44" style:family="paragraph" style:parent-style-name="Table_20_Contents">
      <style:paragraph-properties fo:text-align="end" style:justify-single-word="false"/>
      <style:text-properties fo:language="fr" fo:country="FR" officeooo:rsid="00139dc2" officeooo:paragraph-rsid="00139dc2"/>
    </style:style>
    <style:style style:name="P45" style:family="paragraph" style:parent-style-name="Table_20_Contents">
      <style:text-properties fo:language="fr" fo:country="FR" officeooo:rsid="00139dc2" officeooo:paragraph-rsid="00139dc2"/>
    </style:style>
    <style:style style:name="P46" style:family="paragraph" style:parent-style-name="Table_20_Contents">
      <style:text-properties fo:language="fr" fo:country="FR" officeooo:rsid="00139dc2" officeooo:paragraph-rsid="0036a724"/>
    </style:style>
    <style:style style:name="P47" style:family="paragraph" style:parent-style-name="Table_20_Contents">
      <style:paragraph-properties fo:text-align="end" style:justify-single-word="false"/>
      <style:text-properties fo:language="fr" fo:country="FR" officeooo:rsid="00167aef" officeooo:paragraph-rsid="00167aef"/>
    </style:style>
    <style:style style:name="P48" style:family="paragraph" style:parent-style-name="Table_20_Contents">
      <style:text-properties fo:language="fr" fo:country="FR" officeooo:rsid="00167aef" officeooo:paragraph-rsid="00167aef"/>
    </style:style>
    <style:style style:name="P49" style:family="paragraph" style:parent-style-name="Table_20_Contents">
      <style:paragraph-properties fo:text-align="end" style:justify-single-word="false"/>
      <style:text-properties fo:language="fr" fo:country="FR" officeooo:rsid="001e5db4" officeooo:paragraph-rsid="001e5db4"/>
    </style:style>
    <style:style style:name="P50" style:family="paragraph" style:parent-style-name="Table_20_Contents">
      <style:text-properties fo:language="fr" fo:country="FR" officeooo:rsid="001e5db4" officeooo:paragraph-rsid="001f401c"/>
    </style:style>
    <style:style style:name="P51" style:family="paragraph" style:parent-style-name="Table_20_Contents">
      <style:text-properties fo:language="fr" fo:country="FR" officeooo:rsid="001e5db4" officeooo:paragraph-rsid="003e0455"/>
    </style:style>
    <style:style style:name="P52" style:family="paragraph" style:parent-style-name="Table_20_Contents">
      <style:text-properties fo:language="fr" fo:country="FR" officeooo:rsid="001f401c" officeooo:paragraph-rsid="001f401c"/>
    </style:style>
    <style:style style:name="P53" style:family="paragraph" style:parent-style-name="Table_20_Contents">
      <style:paragraph-properties fo:text-align="end" style:justify-single-word="false"/>
      <style:text-properties fo:language="fr" fo:country="FR" officeooo:rsid="00209027" officeooo:paragraph-rsid="00209027"/>
    </style:style>
    <style:style style:name="P54" style:family="paragraph" style:parent-style-name="Table_20_Contents">
      <style:text-properties fo:language="fr" fo:country="FR" officeooo:rsid="0020be8a" officeooo:paragraph-rsid="0020be8a"/>
    </style:style>
    <style:style style:name="P55" style:family="paragraph" style:parent-style-name="Table_20_Contents">
      <style:paragraph-properties fo:text-align="end" style:justify-single-word="false"/>
      <style:text-properties fo:language="fr" fo:country="FR" officeooo:rsid="0020be8a" officeooo:paragraph-rsid="0020be8a"/>
    </style:style>
    <style:style style:name="P56" style:family="paragraph" style:parent-style-name="Table_20_Contents">
      <style:paragraph-properties fo:text-align="end" style:justify-single-word="false"/>
      <style:text-properties fo:language="fr" fo:country="FR" officeooo:rsid="0022aec3" officeooo:paragraph-rsid="0022aec3"/>
    </style:style>
    <style:style style:name="P57" style:family="paragraph" style:parent-style-name="Table_20_Contents">
      <style:text-properties fo:language="fr" fo:country="FR" officeooo:rsid="0022aec3" officeooo:paragraph-rsid="0022aec3"/>
    </style:style>
    <style:style style:name="P58" style:family="paragraph" style:parent-style-name="Table_20_Contents">
      <style:paragraph-properties fo:text-align="end" style:justify-single-word="false"/>
      <style:text-properties fo:language="fr" fo:country="FR" officeooo:rsid="00254be7" officeooo:paragraph-rsid="00254be7"/>
    </style:style>
    <style:style style:name="P59" style:family="paragraph" style:parent-style-name="Table_20_Contents">
      <style:text-properties fo:language="fr" fo:country="FR" officeooo:rsid="00254be7" officeooo:paragraph-rsid="00254be7"/>
    </style:style>
    <style:style style:name="P60" style:family="paragraph" style:parent-style-name="Table_20_Contents">
      <style:paragraph-properties fo:text-align="end" style:justify-single-word="false"/>
      <style:text-properties fo:language="fr" fo:country="FR" officeooo:rsid="0025e077" officeooo:paragraph-rsid="0025e077"/>
    </style:style>
    <style:style style:name="P61" style:family="paragraph" style:parent-style-name="Table_20_Contents">
      <style:text-properties fo:language="fr" fo:country="FR" officeooo:rsid="0025e077" officeooo:paragraph-rsid="0025e077"/>
    </style:style>
    <style:style style:name="P62" style:family="paragraph" style:parent-style-name="Table_20_Contents">
      <style:paragraph-properties fo:text-align="end" style:justify-single-word="false"/>
      <style:text-properties fo:language="fr" fo:country="FR" officeooo:rsid="0026a948" officeooo:paragraph-rsid="0026a948"/>
    </style:style>
    <style:style style:name="P63" style:family="paragraph" style:parent-style-name="Table_20_Contents">
      <style:text-properties fo:language="fr" fo:country="FR" officeooo:rsid="0026a948" officeooo:paragraph-rsid="0026a948"/>
    </style:style>
    <style:style style:name="P64" style:family="paragraph" style:parent-style-name="Table_20_Contents">
      <style:paragraph-properties fo:text-align="end" style:justify-single-word="false"/>
      <style:text-properties fo:language="fr" fo:country="FR" officeooo:rsid="002f80e3" officeooo:paragraph-rsid="000d90c9"/>
    </style:style>
    <style:style style:name="P65" style:family="paragraph" style:parent-style-name="Table_20_Contents">
      <style:paragraph-properties fo:text-align="end" style:justify-single-word="false"/>
      <style:text-properties fo:language="fr" fo:country="FR" officeooo:rsid="002f80e3" officeooo:paragraph-rsid="002f80e3"/>
    </style:style>
    <style:style style:name="P66" style:family="paragraph" style:parent-style-name="Table_20_Contents">
      <style:text-properties fo:language="fr" fo:country="FR" officeooo:rsid="002f80e3" officeooo:paragraph-rsid="000d90c9"/>
    </style:style>
    <style:style style:name="P67" style:family="paragraph" style:parent-style-name="Table_20_Contents">
      <style:paragraph-properties fo:text-align="end" style:justify-single-word="false"/>
      <style:text-properties fo:language="fr" fo:country="FR" officeooo:rsid="0036a724" officeooo:paragraph-rsid="0036a724"/>
    </style:style>
    <style:style style:name="P68" style:family="paragraph" style:parent-style-name="Table_20_Contents">
      <style:paragraph-properties fo:text-align="end" style:justify-single-word="false"/>
      <style:text-properties fo:language="fr" fo:country="FR" officeooo:rsid="003905bd" officeooo:paragraph-rsid="003905bd"/>
    </style:style>
    <style:style style:name="P69" style:family="paragraph" style:parent-style-name="Table_20_Contents">
      <style:paragraph-properties fo:text-align="end" style:justify-single-word="false"/>
      <style:text-properties fo:language="fr" fo:country="FR" officeooo:rsid="0039c1bb" officeooo:paragraph-rsid="0039c1bb"/>
    </style:style>
    <style:style style:name="P70" style:family="paragraph" style:parent-style-name="Table_20_Contents">
      <style:paragraph-properties fo:text-align="end" style:justify-single-word="false"/>
      <style:text-properties fo:language="fr" fo:country="FR" officeooo:rsid="003a1847" officeooo:paragraph-rsid="00167aef"/>
    </style:style>
    <style:style style:name="P71" style:family="paragraph" style:parent-style-name="Table_20_Contents">
      <style:paragraph-properties fo:text-align="end" style:justify-single-word="false"/>
      <style:text-properties fo:language="fr" fo:country="FR" officeooo:rsid="003a1847" officeooo:paragraph-rsid="003a1847"/>
    </style:style>
    <style:style style:name="P72" style:family="paragraph" style:parent-style-name="Table_20_Contents">
      <style:text-properties fo:language="fr" fo:country="FR" officeooo:rsid="003e0455" officeooo:paragraph-rsid="001f401c"/>
    </style:style>
    <style:style style:name="P73" style:family="paragraph" style:parent-style-name="Table_20_Contents">
      <style:text-properties fo:language="fr" fo:country="FR" fo:font-style="italic" officeooo:rsid="0040d555" officeooo:paragraph-rsid="0022aec3" style:font-style-asian="italic" style:font-style-complex="italic"/>
    </style:style>
    <style:style style:name="P74" style:family="paragraph" style:parent-style-name="Table_20_Contents">
      <style:paragraph-properties fo:text-align="end" style:justify-single-word="false"/>
      <style:text-properties fo:font-size="11pt" fo:language="fr" fo:country="FR" officeooo:rsid="003c09b0" officeooo:paragraph-rsid="003c09b0" style:font-size-asian="11pt" style:font-size-complex="11pt"/>
    </style:style>
    <style:style style:name="P75" style:family="paragraph" style:parent-style-name="Table_20_Contents">
      <style:text-properties fo:font-size="11pt" fo:language="fr" fo:country="FR" officeooo:rsid="001cf0e2" officeooo:paragraph-rsid="001cf0e2" style:font-size-asian="11pt" style:font-size-complex="11pt"/>
    </style:style>
    <style:style style:name="P76" style:family="paragraph" style:parent-style-name="Table_20_Contents">
      <style:paragraph-properties fo:text-align="end" style:justify-single-word="false"/>
      <style:text-properties fo:font-size="11pt" fo:language="fr" fo:country="FR" officeooo:rsid="001cf0e2" officeooo:paragraph-rsid="001cf0e2" style:font-size-asian="11pt" style:font-size-complex="11pt"/>
    </style:style>
    <style:style style:name="P77" style:family="paragraph" style:parent-style-name="Table_20_Contents">
      <style:paragraph-properties fo:text-align="end" style:justify-single-word="false"/>
      <style:text-properties fo:font-size="11pt" fo:language="fr" fo:country="FR" officeooo:rsid="0022aec3" officeooo:paragraph-rsid="0022aec3" style:font-size-asian="11pt" style:font-size-complex="11pt"/>
    </style:style>
    <style:style style:name="P78" style:family="paragraph" style:parent-style-name="Table_20_Contents">
      <style:text-properties fo:font-size="11pt" fo:language="fr" fo:country="FR" officeooo:rsid="0022aec3" officeooo:paragraph-rsid="0022aec3" style:font-size-asian="11pt" style:font-size-complex="11pt"/>
    </style:style>
    <style:style style:name="P79" style:family="paragraph" style:parent-style-name="Table_20_Contents">
      <style:text-properties fo:font-size="11pt" fo:language="fr" fo:country="FR" fo:font-weight="bold" officeooo:rsid="001cf0e2" officeooo:paragraph-rsid="001cf0e2" style:font-size-asian="11pt" style:font-weight-asian="bold" style:font-size-complex="11pt" style:font-weight-complex="bold"/>
    </style:style>
    <style:style style:name="P80" style:family="paragraph" style:parent-style-name="Table_20_Contents">
      <style:text-properties fo:font-size="11pt" fo:language="fr" fo:country="FR" fo:font-weight="bold" officeooo:rsid="003c09b0" officeooo:paragraph-rsid="001cf0e2" style:font-size-asian="11pt" style:font-weight-asian="bold" style:font-size-complex="11pt" style:font-weight-complex="bold"/>
    </style:style>
    <style:style style:name="P81" style:family="paragraph" style:parent-style-name="Table_20_Contents">
      <style:text-properties fo:font-size="11pt" fo:language="fr" fo:country="FR" fo:font-weight="bold" officeooo:rsid="003c09b0" officeooo:paragraph-rsid="003c09b0" style:font-size-asian="11pt" style:font-weight-asian="bold" style:font-size-complex="11pt" style:font-weight-complex="bold"/>
    </style:style>
    <style:style style:name="P82" style:family="paragraph" style:parent-style-name="Table_20_Contents">
      <style:paragraph-properties fo:text-align="center" style:justify-single-word="false"/>
    </style:style>
    <style:style style:name="P83" style:family="paragraph" style:parent-style-name="Table_20_Heading">
      <style:text-properties fo:language="fr" fo:country="FR"/>
    </style:style>
    <style:style style:name="P84" style:family="paragraph" style:parent-style-name="Table_20_Heading">
      <style:text-properties fo:language="fr" fo:country="FR" officeooo:rsid="002c3909" officeooo:paragraph-rsid="002c3909"/>
    </style:style>
    <style:style style:name="P85" style:family="paragraph" style:parent-style-name="Table_20_Contents_20_small">
      <style:text-properties fo:language="fr" fo:country="FR"/>
    </style:style>
    <style:style style:name="P86" style:family="paragraph" style:parent-style-name="Table_20_Contents_20_small">
      <style:text-properties fo:language="fr" fo:country="FR" officeooo:paragraph-rsid="0008e5ab"/>
    </style:style>
    <style:style style:name="P87" style:family="paragraph" style:parent-style-name="Table_20_Contents_20_small">
      <style:text-properties fo:language="fr" fo:country="FR" officeooo:rsid="002c3909" officeooo:paragraph-rsid="002c3909"/>
    </style:style>
    <style:style style:name="P88" style:family="paragraph" style:parent-style-name="Table_20_Contents_20_small">
      <style:text-properties fo:language="fr" fo:country="FR" officeooo:paragraph-rsid="002c3909"/>
    </style:style>
    <style:style style:name="P89" style:family="paragraph" style:parent-style-name="Table_20_Contents_20_small">
      <loext:graphic-properties draw:fill="none"/>
      <style:paragraph-properties fo:margin-left="0cm" fo:margin-right="0cm" fo:text-indent="0.801cm" style:auto-text-indent="false" fo:background-color="transparent" text:number-lines="false" text:line-number="0"/>
      <style:text-properties fo:language="fr" fo:country="FR"/>
    </style:style>
    <style:style style:name="P90" style:family="paragraph" style:parent-style-name="Table_20_Line_20_Heading">
      <style:text-properties fo:language="fr" fo:country="FR" officeooo:rsid="002c3909" officeooo:paragraph-rsid="002c3909"/>
    </style:style>
    <style:style style:name="P91" style:family="paragraph" style:parent-style-name="Table_20_Content_20_Special">
      <style:text-properties fo:language="fr" fo:country="FR"/>
    </style:style>
    <style:style style:name="P92" style:family="paragraph" style:parent-style-name="Table_20_Contents_20_small">
      <loext:graphic-properties draw:fill="none"/>
      <style:paragraph-properties fo:margin-left="0cm" fo:margin-right="0cm" fo:text-indent="1.199cm" style:auto-text-indent="false" fo:background-color="transparent" text:number-lines="false" text:line-number="0"/>
      <style:text-properties fo:language="fr" fo:country="FR" officeooo:rsid="002d0dc7"/>
    </style:style>
    <style:style style:name="P93" style:family="paragraph" style:parent-style-name="Table_20_Contents_20_small">
      <loext:graphic-properties draw:fill="none"/>
      <style:paragraph-properties fo:margin-left="1.3cm" fo:margin-right="0cm" fo:text-indent="-0.101cm" style:auto-text-indent="false" fo:background-color="transparent" text:number-lines="false" text:line-number="0"/>
      <style:text-properties fo:language="fr" fo:country="FR" officeooo:rsid="002d0dc7"/>
    </style:style>
    <style:style style:name="P94"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Serif" fo:font-size="28pt" fo:letter-spacing="normal" fo:font-style="normal" fo:text-shadow="none" style:text-underline-style="none" fo:font-weight="normal" style:letter-kerning="true" style:font-size-asian="28pt" style:font-style-asian="normal" style:font-weight-asian="normal" style:text-emphasize="none"/>
    </style:style>
    <style:style style:name="P95"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808080" style:text-outline="false" style:text-line-through-style="none" style:text-line-through-type="none" style:font-name="Liberation Serif" fo:font-size="16pt" fo:letter-spacing="normal" fo:font-style="italic" fo:text-shadow="none" style:text-underline-style="none" fo:font-weight="normal" style:letter-kerning="true" style:font-size-asian="16pt" style:font-style-asian="italic" style:font-weight-asian="normal" style:text-emphasize="none"/>
    </style:style>
    <style:style style:name="P96" style:family="paragraph" style:parent-style-name="Standard">
      <style:paragraph-properties fo:margin-left="0cm" fo:margin-right="0cm" fo:margin-top="0cm" fo:margin-bottom="0cm" loext:contextual-spacing="false" style:line-height-at-least="0cm" fo:text-align="end" style:justify-single-word="false" fo:text-indent="0cm" style:auto-text-indent="false" style:writing-mode="lr-tb"/>
      <style:text-properties fo:color="#808080" style:text-outline="false" style:text-line-through-style="none" style:text-line-through-type="none" style:font-name="Liberation Serif" fo:font-size="12pt" fo:letter-spacing="normal" fo:font-style="italic" fo:text-shadow="none" style:text-underline-style="none" fo:font-weight="normal" style:letter-kerning="true" style:font-size-asian="12pt" style:font-style-asian="italic" style:font-weight-asian="normal" style:text-emphasize="none"/>
    </style:style>
    <style:style style:name="P97" style:family="paragraph" style:parent-style-name="Standard">
      <style:paragraph-properties fo:margin-left="0cm" fo:margin-right="0cm" fo:margin-top="0cm" fo:margin-bottom="0cm" loext:contextual-spacing="false" style:line-height-at-least="0cm" fo:text-align="end" style:justify-single-word="false" fo:text-indent="0cm" style:auto-text-indent="false" style:writing-mode="lr-tb"/>
      <style:text-properties fo:color="#808080" style:text-outline="false" style:text-line-through-style="none" style:text-line-through-type="none" style:font-name="Liberation Serif" fo:font-size="10.5pt" fo:letter-spacing="normal" fo:font-style="italic" fo:text-shadow="none" style:text-underline-style="none" fo:font-weight="normal" style:letter-kerning="true" style:font-size-asian="10.5pt" style:font-style-asian="italic" style:font-weight-asian="normal" style:text-emphasize="none"/>
    </style:style>
    <style:style style:name="P98" style:family="paragraph" style:parent-style-name="Standard" style:list-style-name="L1">
      <style:text-properties fo:language="fr" fo:country="FR" officeooo:rsid="00040232" officeooo:paragraph-rsid="00475916"/>
    </style:style>
    <style:style style:name="P99" style:family="paragraph" style:parent-style-name="Standard">
      <style:text-properties fo:language="fr" fo:country="FR" officeooo:rsid="00040232" officeooo:paragraph-rsid="00475916"/>
    </style:style>
    <style:style style:name="P100" style:family="paragraph" style:parent-style-name="Text_20_body" style:list-style-name="L3">
      <style:text-properties style:font-name="Courier" fo:font-size="10pt" fo:language="fr" fo:country="FR" officeooo:rsid="000d90c9" officeooo:paragraph-rsid="000d90c9" style:font-size-asian="10pt" style:font-size-complex="10pt"/>
    </style:style>
    <style:style style:name="P101" style:family="paragraph" style:parent-style-name="Text_20_body" style:list-style-name="L4">
      <style:text-properties fo:font-size="11pt" fo:language="fr" fo:country="FR" officeooo:paragraph-rsid="000d90c9" style:font-size-asian="11pt" style:font-size-complex="11pt"/>
    </style:style>
    <style:style style:name="P102" style:family="paragraph" style:parent-style-name="Text_20_body" style:list-style-name="L5">
      <style:text-properties fo:font-size="11pt" fo:language="fr" fo:country="FR" officeooo:paragraph-rsid="0018c288" style:font-size-asian="11pt" style:font-size-complex="11pt"/>
    </style:style>
    <style:style style:name="P103" style:family="paragraph" style:parent-style-name="Text_20_body" style:list-style-name="L5">
      <style:text-properties fo:font-size="11pt" fo:language="fr" fo:country="FR" officeooo:paragraph-rsid="003a1847" style:font-size-asian="11pt" style:font-size-complex="11pt"/>
    </style:style>
    <style:style style:name="P104" style:family="paragraph" style:parent-style-name="Text_20_body" style:list-style-name="L5">
      <style:text-properties fo:font-size="11pt" fo:language="fr" fo:country="FR" officeooo:rsid="0018c288" officeooo:paragraph-rsid="0018c288" style:font-size-asian="11pt" style:font-size-complex="11pt"/>
    </style:style>
    <style:style style:name="P105" style:family="paragraph" style:parent-style-name="Text_20_body" style:list-style-name="L5">
      <style:text-properties fo:font-size="11pt" fo:language="fr" fo:country="FR" officeooo:rsid="003a1847" officeooo:paragraph-rsid="0018c288" style:font-size-asian="11pt" style:font-size-complex="11pt"/>
    </style:style>
    <style:style style:name="P106" style:family="paragraph" style:parent-style-name="Text_20_body" style:list-style-name="L6">
      <style:text-properties fo:font-size="11pt" fo:language="fr" fo:country="FR" officeooo:rsid="003a1847" officeooo:paragraph-rsid="0018c288" style:font-size-asian="11pt" style:font-size-complex="11pt"/>
    </style:style>
    <style:style style:name="P107" style:family="paragraph" style:parent-style-name="Text_20_body" style:list-style-name="L7">
      <style:text-properties fo:font-size="11pt" fo:language="fr" fo:country="FR" officeooo:rsid="003a1847" officeooo:paragraph-rsid="0018c288" style:font-size-asian="11pt" style:font-size-complex="11pt"/>
    </style:style>
    <style:style style:name="P108" style:family="paragraph" style:parent-style-name="Text_20_body" style:list-style-name="L8">
      <style:text-properties fo:font-size="11pt" fo:language="fr" fo:country="FR" officeooo:paragraph-rsid="001bad60" style:font-size-asian="11pt" style:font-size-complex="11pt"/>
    </style:style>
    <style:style style:name="P109" style:family="paragraph" style:parent-style-name="Text_20_body">
      <style:paragraph-properties fo:break-before="page"/>
    </style:style>
    <style:style style:name="P110" style:family="paragraph" style:parent-style-name="Heading_20_1">
      <style:text-properties fo:language="fr" fo:country="FR" officeooo:paragraph-rsid="00475916"/>
    </style:style>
    <style:style style:name="P111" style:family="paragraph" style:parent-style-name="Heading_20_1">
      <style:text-properties fo:language="fr" fo:country="FR" officeooo:rsid="003e0455"/>
    </style:style>
    <style:style style:name="P112" style:family="paragraph" style:parent-style-name="Heading_20_1">
      <style:paragraph-properties fo:break-before="page"/>
      <style:text-properties fo:language="fr" fo:country="FR"/>
    </style:style>
    <style:style style:name="P113" style:family="paragraph" style:parent-style-name="Heading_20_1">
      <style:paragraph-properties fo:break-before="page"/>
      <style:text-properties fo:language="fr" fo:country="FR" officeooo:rsid="002f80e3" officeooo:paragraph-rsid="002f80e3"/>
    </style:style>
    <style:style style:name="P114" style:family="paragraph" style:parent-style-name="Heading_20_1">
      <style:paragraph-properties fo:break-before="page"/>
      <style:text-properties fo:language="fr" fo:country="FR" officeooo:rsid="0041df6a" officeooo:paragraph-rsid="0041df6a"/>
    </style:style>
    <style:style style:name="P115" style:family="paragraph" style:parent-style-name="Heading_20_2">
      <style:text-properties fo:language="fr" fo:country="FR"/>
    </style:style>
    <style:style style:name="P116" style:family="paragraph" style:parent-style-name="Heading_20_2">
      <style:text-properties fo:language="fr" fo:country="FR" officeooo:rsid="002b75cd" officeooo:paragraph-rsid="00475916"/>
    </style:style>
    <style:style style:name="P117" style:family="paragraph" style:parent-style-name="Heading_20_2">
      <style:text-properties fo:language="fr" fo:country="FR" officeooo:rsid="002f80e3" officeooo:paragraph-rsid="002f80e3"/>
    </style:style>
    <style:style style:name="P118" style:family="paragraph" style:parent-style-name="Heading_20_2">
      <style:text-properties fo:language="fr" fo:country="FR" officeooo:rsid="00325cf7"/>
    </style:style>
    <style:style style:name="P119" style:family="paragraph" style:parent-style-name="Heading_20_2">
      <style:text-properties fo:language="fr" fo:country="FR" officeooo:rsid="0036a724"/>
    </style:style>
    <style:style style:name="P120" style:family="paragraph" style:parent-style-name="Heading_20_2">
      <style:text-properties fo:language="fr" fo:country="FR" officeooo:rsid="003905bd"/>
    </style:style>
    <style:style style:name="P121" style:family="paragraph" style:parent-style-name="Heading_20_2">
      <style:text-properties fo:language="fr" fo:country="FR" officeooo:rsid="003a1847"/>
    </style:style>
    <style:style style:name="P122" style:family="paragraph" style:parent-style-name="Heading_20_2">
      <style:text-properties fo:language="fr" fo:country="FR" officeooo:rsid="003a1847" officeooo:paragraph-rsid="00494365"/>
    </style:style>
    <style:style style:name="P123" style:family="paragraph" style:parent-style-name="Heading_20_2">
      <style:text-properties fo:language="fr" fo:country="FR" officeooo:rsid="003a1847" officeooo:paragraph-rsid="003a1847"/>
    </style:style>
    <style:style style:name="P124" style:family="paragraph" style:parent-style-name="Heading_20_2">
      <style:text-properties fo:language="fr" fo:country="FR" officeooo:rsid="003b2495"/>
    </style:style>
    <style:style style:name="P125" style:family="paragraph" style:parent-style-name="Heading_20_2">
      <style:text-properties fo:language="fr" fo:country="FR" officeooo:rsid="003c09b0" officeooo:paragraph-rsid="003c09b0"/>
    </style:style>
    <style:style style:name="P126" style:family="paragraph" style:parent-style-name="Heading_20_2">
      <style:text-properties fo:language="fr" fo:country="FR" officeooo:rsid="003e0455" officeooo:paragraph-rsid="003e0455"/>
    </style:style>
    <style:style style:name="P127" style:family="paragraph" style:parent-style-name="Heading_20_2">
      <style:text-properties fo:language="fr" fo:country="FR" officeooo:rsid="003f85d9" officeooo:paragraph-rsid="003f85d9"/>
    </style:style>
    <style:style style:name="P128" style:family="paragraph" style:parent-style-name="Heading_20_2">
      <style:text-properties fo:language="fr" fo:country="FR" officeooo:rsid="0040d555"/>
    </style:style>
    <style:style style:name="P129" style:family="paragraph" style:parent-style-name="Heading_20_2">
      <style:text-properties fo:language="fr" fo:country="FR" officeooo:rsid="002c3909" officeooo:paragraph-rsid="002c3909"/>
    </style:style>
    <style:style style:name="P130" style:family="paragraph" style:parent-style-name="Heading_20_2">
      <style:paragraph-properties fo:break-before="page"/>
      <style:text-properties fo:language="fr" fo:country="FR"/>
    </style:style>
    <style:style style:name="P131" style:family="paragraph" style:parent-style-name="Table_20_Contents_20_small" style:list-style-name="L2">
      <style:text-properties fo:language="fr" fo:country="FR"/>
    </style:style>
    <style:style style:name="P132" style:family="paragraph" style:parent-style-name="Table_20_Contents_20_small" style:list-style-name="L2">
      <style:text-properties fo:language="fr" fo:country="FR" officeooo:paragraph-rsid="0008e5ab"/>
    </style:style>
    <style:style style:name="P133" style:family="paragraph" style:parent-style-name="Table_20_Contents_20_small" style:list-style-name="L2">
      <style:text-properties fo:language="fr" fo:country="FR" officeooo:rsid="002c3909" officeooo:paragraph-rsid="002c3909"/>
    </style:style>
    <style:style style:name="P134" style:family="paragraph" style:parent-style-name="Table_20_Contents_20_small" style:list-style-name="L2">
      <style:text-properties fo:language="fr" fo:country="FR" officeooo:rsid="002c3909" officeooo:paragraph-rsid="0008e5ab"/>
    </style:style>
    <style:style style:name="P135" style:family="paragraph" style:parent-style-name="Contents_20_Heading">
      <style:paragraph-properties fo:break-before="page"/>
    </style:style>
    <style:style style:name="P136" style:family="paragraph" style:parent-style-name="Contents_20_1">
      <style:paragraph-properties>
        <style:tab-stops>
          <style:tab-stop style:position="17cm" style:type="right" style:leader-style="dotted" style:leader-text="."/>
        </style:tab-stops>
      </style:paragraph-properties>
    </style:style>
    <style:style style:name="P137"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18c288" style:font-style-asian="italic" style:font-style-complex="italic"/>
    </style:style>
    <style:style style:name="T3" style:family="text">
      <style:text-properties fo:font-style="italic" officeooo:rsid="0037d9c8" style:font-style-asian="italic" style:font-style-complex="italic"/>
    </style:style>
    <style:style style:name="T4" style:family="text">
      <style:text-properties fo:font-style="italic" officeooo:rsid="00390318" style:font-style-asian="italic" style:font-style-complex="italic"/>
    </style:style>
    <style:style style:name="T5" style:family="text">
      <style:text-properties fo:font-style="italic" officeooo:rsid="003905bd" style:font-style-asian="italic" style:font-style-complex="italic"/>
    </style:style>
    <style:style style:name="T6" style:family="text">
      <style:text-properties fo:font-style="italic" officeooo:rsid="003a1847" style:font-style-asian="italic" style:font-style-complex="italic"/>
    </style:style>
    <style:style style:name="T7" style:family="text">
      <style:text-properties officeooo:rsid="00080dc7" style:font-size-asian="10.5pt"/>
    </style:style>
    <style:style style:name="T8" style:family="text">
      <style:text-properties officeooo:rsid="002c3909" style:font-size-asian="10.5pt"/>
    </style:style>
    <style:style style:name="T9" style:family="text">
      <style:text-properties officeooo:rsid="0008e5ab"/>
    </style:style>
    <style:style style:name="T10" style:family="text">
      <style:text-properties fo:font-weight="bold" style:font-weight-asian="bold" style:font-weight-complex="bold"/>
    </style:style>
    <style:style style:name="T11" style:family="text">
      <style:text-properties fo:font-weight="bold" officeooo:rsid="000d90c9" style:font-weight-asian="bold" style:font-weight-complex="bold"/>
    </style:style>
    <style:style style:name="T12" style:family="text">
      <style:text-properties fo:font-weight="bold" officeooo:rsid="0018c288" style:font-weight-asian="bold" style:font-weight-complex="bold"/>
    </style:style>
    <style:style style:name="T13" style:family="text">
      <style:text-properties fo:font-weight="bold" officeooo:rsid="001f401c" style:font-weight-asian="bold" style:font-weight-complex="bold"/>
    </style:style>
    <style:style style:name="T14" style:family="text">
      <style:text-properties fo:font-weight="bold" officeooo:rsid="002f80e3" style:font-weight-asian="bold" style:font-weight-complex="bold"/>
    </style:style>
    <style:style style:name="T15" style:family="text">
      <style:text-properties fo:font-weight="bold" officeooo:rsid="00325cf7" style:font-weight-asian="bold" style:font-weight-complex="bold"/>
    </style:style>
    <style:style style:name="T16" style:family="text">
      <style:text-properties fo:font-weight="bold" officeooo:rsid="00355b60" style:font-weight-asian="bold" style:font-weight-complex="bold"/>
    </style:style>
    <style:style style:name="T17" style:family="text">
      <style:text-properties fo:font-weight="bold" officeooo:rsid="0036a724" style:font-weight-asian="bold" style:font-weight-complex="bold"/>
    </style:style>
    <style:style style:name="T18" style:family="text">
      <style:text-properties fo:font-weight="bold" officeooo:rsid="003905bd" style:font-weight-asian="bold" style:font-weight-complex="bold"/>
    </style:style>
    <style:style style:name="T19" style:family="text">
      <style:text-properties fo:font-weight="bold" officeooo:rsid="0039c1bb" style:font-weight-asian="bold" style:font-weight-complex="bold"/>
    </style:style>
    <style:style style:name="T20" style:family="text">
      <style:text-properties fo:font-weight="bold" officeooo:rsid="003a1847" style:font-weight-asian="bold" style:font-weight-complex="bold"/>
    </style:style>
    <style:style style:name="T21" style:family="text">
      <style:text-properties fo:font-weight="bold" officeooo:rsid="003b2495" style:font-weight-asian="bold" style:font-weight-complex="bold"/>
    </style:style>
    <style:style style:name="T22" style:family="text">
      <style:text-properties fo:font-weight="bold" officeooo:rsid="003c09b0" style:font-weight-asian="bold" style:font-weight-complex="bold"/>
    </style:style>
    <style:style style:name="T23" style:family="text">
      <style:text-properties fo:font-weight="bold" officeooo:rsid="003e0455" style:font-weight-asian="bold" style:font-weight-complex="bold"/>
    </style:style>
    <style:style style:name="T24" style:family="text">
      <style:text-properties fo:font-weight="bold" officeooo:rsid="0040d555" style:font-weight-asian="bold" style:font-weight-complex="bold"/>
    </style:style>
    <style:style style:name="T25" style:family="text">
      <style:text-properties fo:font-weight="bold" officeooo:rsid="00413a6f" style:font-weight-asian="bold" style:font-weight-complex="bold"/>
    </style:style>
    <style:style style:name="T26" style:family="text">
      <style:text-properties fo:font-weight="bold" officeooo:rsid="00436130" style:font-weight-asian="bold" style:font-weight-complex="bold"/>
    </style:style>
    <style:style style:name="T27" style:family="text">
      <style:text-properties officeooo:rsid="000d90c9"/>
    </style:style>
    <style:style style:name="T28" style:family="text">
      <style:text-properties fo:color="#0000ff"/>
    </style:style>
    <style:style style:name="T29" style:family="text">
      <style:text-properties fo:color="#0000ff" officeooo:rsid="00325cf7"/>
    </style:style>
    <style:style style:name="T30" style:family="text">
      <style:text-properties fo:color="#0000ff" officeooo:rsid="003a1847"/>
    </style:style>
    <style:style style:name="T31" style:family="text">
      <style:text-properties style:font-name="Courier" fo:font-weight="bold" style:font-weight-asian="bold" style:font-weight-complex="bold"/>
    </style:style>
    <style:style style:name="T32" style:family="text">
      <style:text-properties officeooo:rsid="0018c288"/>
    </style:style>
    <style:style style:name="T33" style:family="text">
      <style:text-properties officeooo:rsid="001f401c"/>
    </style:style>
    <style:style style:name="T34" style:family="text">
      <style:text-properties style:text-position="sub 58%"/>
    </style:style>
    <style:style style:name="T35" style:family="text">
      <style:text-properties officeooo:rsid="001bad60"/>
    </style:style>
    <style:style style:name="T36" style:family="text">
      <style:text-properties fo:font-weight="normal" style:font-weight-asian="normal" style:font-weight-complex="normal"/>
    </style:style>
    <style:style style:name="T37" style:family="text">
      <style:text-properties fo:font-weight="normal" officeooo:rsid="0040d555" style:font-weight-asian="normal" style:font-weight-complex="normal"/>
    </style:style>
    <style:style style:name="T38" style:family="text">
      <style:text-properties officeooo:rsid="002b75cd"/>
    </style:style>
    <style:style style:name="T39" style:family="text">
      <style:text-properties officeooo:rsid="002c3909"/>
    </style:style>
    <style:style style:name="T40" style:family="text">
      <style:text-properties officeooo:rsid="002d0dc7"/>
    </style:style>
    <style:style style:name="T41" style:family="text">
      <style:text-properties officeooo:rsid="002e32cb"/>
    </style:style>
    <style:style style:name="T42" style:family="text">
      <style:text-properties officeooo:rsid="002f80e3"/>
    </style:style>
    <style:style style:name="T43" style:family="text">
      <style:text-properties officeooo:rsid="00325cf7"/>
    </style:style>
    <style:style style:name="T44" style:family="text">
      <style:text-properties officeooo:rsid="00345030"/>
    </style:style>
    <style:style style:name="T45" style:family="text">
      <style:text-properties officeooo:rsid="00355b60"/>
    </style:style>
    <style:style style:name="T46" style:family="text">
      <style:text-properties officeooo:rsid="0036a724"/>
    </style:style>
    <style:style style:name="T47" style:family="text">
      <style:text-properties officeooo:rsid="0037d9c8"/>
    </style:style>
    <style:style style:name="T48" style:family="text">
      <style:text-properties officeooo:rsid="00390318"/>
    </style:style>
    <style:style style:name="T49" style:family="text">
      <style:text-properties officeooo:rsid="003905bd"/>
    </style:style>
    <style:style style:name="T50" style:family="text">
      <style:text-properties officeooo:rsid="0039c1bb"/>
    </style:style>
    <style:style style:name="T51" style:family="text">
      <style:text-properties officeooo:rsid="003a1847"/>
    </style:style>
    <style:style style:name="T52" style:family="text">
      <style:text-properties officeooo:rsid="003a504e"/>
    </style:style>
    <style:style style:name="T53" style:family="text">
      <style:text-properties officeooo:rsid="003a76b0"/>
    </style:style>
    <style:style style:name="T54" style:family="text">
      <style:text-properties style:use-window-font-color="true" officeooo:rsid="001876b3"/>
    </style:style>
    <style:style style:name="T55" style:family="text">
      <style:text-properties style:use-window-font-color="true" officeooo:rsid="003a1847"/>
    </style:style>
    <style:style style:name="T56" style:family="text">
      <style:text-properties officeooo:rsid="003c09b0"/>
    </style:style>
    <style:style style:name="T57" style:family="text">
      <style:text-properties officeooo:rsid="003e0455"/>
    </style:style>
    <style:style style:name="T58" style:family="text">
      <style:text-properties officeooo:rsid="003e1a77"/>
    </style:style>
    <style:style style:name="T59" style:family="text">
      <style:text-properties officeooo:rsid="003f85d9"/>
    </style:style>
    <style:style style:name="T60" style:family="text">
      <style:text-properties officeooo:rsid="0040d555"/>
    </style:style>
    <style:style style:name="T61" style:family="text">
      <style:text-properties officeooo:rsid="00413a6f"/>
    </style:style>
    <style:style style:name="T62" style:family="text">
      <style:text-properties officeooo:rsid="0041df6a"/>
    </style:style>
    <style:style style:name="T63" style:family="text">
      <style:text-properties officeooo:rsid="00436130"/>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ge"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middle" style:vertical-rel="baseline" style:horizontal-pos="from-left" style:horizontal-rel="page"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table-cell table:style-name="Tableau1.A1" office:value-type="string">
            <text:p text:style-name="P94">Un Outil de Labo à tout faire</text:p>
            <text:p text:style-name="P95">Manuel de l'Utilisateur</text:p>
            <text:p text:style-name="Standard"/>
          </table:table-cell>
          <table:table-cell table:style-name="Tableau1.A1" office:value-type="string">
            <text:p text:style-name="P96">jithinbp.in/vLabtool</text:p>
            <text:p text:style-name="P97">Vidéos, exemples de code</text:p>
            <text:p text:style-name="P96"><draw:frame draw:style-name="fr5" draw:name="Image13" text:anchor-type="paragraph" svg:x="3.055cm" svg:y="0.171cm" svg:width="1.055cm" svg:height="1.7cm" draw:z-index="14"><draw:image xlink:href="../images/phone.png" xlink:type="simple" xlink:show="embed" xlink:actuate="onLoad"/></draw:frame>Traduction :</text:p>
            <text:p text:style-name="P96">Georges Khaznadar</text:p>
            <text:p text:style-name="Standard"/>
          </table:table-cell>
          <table:table-cell table:style-name="Tableau1.A1" office:value-type="string">
            <text:p text:style-name="Table_20_Contents"><draw:frame draw:style-name="fr5" draw:name="Image14" text:anchor-type="paragraph" svg:x="0.339cm" svg:y="0.335cm" svg:width="3.87cm" svg:height="2.863cm" draw:z-index="15"><draw:image xlink:href="../images/wave.png" xlink:type="simple" xlink:show="embed" xlink:actuate="onLoad"/></draw:frame></text:p>
          </table:table-cell>
        </table:table-row>
      </table:table>
      <text:h text:style-name="P110" text:outline-level="1"><text:bookmark-start text:name="__RefHeading___Toc7944_205490533"/>Introduction<text:bookmark-end text:name="__RefHeading___Toc7944_205490533"/></text:h>
      <text:list xml:id="list791356995397858200" text:style-name="L1">
        <text:list-item>
          <text:p text:style-name="P98"><text:span text:style-name="T38">Bon marché, polyvalent, cet outil d'acquisition de données et de contrôle transformera votre ordinateur en atelier pour les expériences de science et d'électronique</text:span> .</text:p>
        </text:list-item>
      </text:list>
      <text:p text:style-name="P99"><draw:frame draw:style-name="fr9" draw:name="Image3" text:anchor-type="as-char" svg:width="16.205cm" svg:height="9.823cm" draw:z-index="20"><draw:image xlink:href="../images/vlabtool.png" xlink:type="simple" xlink:show="embed" xlink:actuate="onLoad"/></draw:frame></text:p>
      <text:h text:style-name="P116" text:outline-level="2"><text:bookmark-start text:name="__RefHeading___Toc7946_205490533"/>Un outil clé en main, polyvalent, des applications orientées vers l'expérimentation.<text:bookmark-end text:name="__RefHeading___Toc7946_205490533"/></text:h>
      <table:table table:name="Tableau2" table:style-name="Tableau2">
        <table:table-column table:style-name="Tableau2.A"/>
        <table:table-column table:style-name="Tableau2.B"/>
        <table:table-column table:style-name="Tableau2.C"/>
        <table:table-row>
          <table:table-cell table:style-name="Tableau2.A1" office:value-type="string">
            <text:p text:style-name="P82"><draw:frame draw:style-name="fr1" draw:name="Frame1" text:anchor-type="as-char" svg:width="6.994cm" draw:z-index="16"><draw:text-box fo:min-height="6.112cm"><text:p text:style-name="P13"><draw:frame draw:style-name="fr6" draw:name="Image4" text:anchor-type="paragraph" svg:x="0.191cm" svg:y="-0.208cm" svg:width="6.803cm" svg:height="5.394cm" style:rel-height="scale" draw:z-index="19"><draw:image xlink:href="../images/ubuntu.png" xlink:type="simple" xlink:show="embed" xlink:actuate="onLoad"/></draw:frame>Version 12.04 <text:span text:style-name="T38">ou plus</text:span></text:p></draw:text-box></draw:frame></text:p>
          </table:table-cell>
          <table:table-cell table:style-name="Tableau2.A1" office:value-type="string">
            <text:p text:style-name="P82"/>
          </table:table-cell>
          <table:table-cell table:style-name="Tableau2.A1" office:value-type="string">
            <text:p text:style-name="P82"><draw:frame draw:style-name="fr2" draw:name="Frame2" text:anchor-type="as-char" svg:width="5.592cm" draw:z-index="17"><draw:text-box fo:min-height="6.138cm"><text:p text:style-name="P14"><draw:frame draw:style-name="fr7" draw:name="Image5" text:anchor-type="paragraph" svg:width="5.703cm" svg:height="5.447cm" style:rel-height="scale" draw:z-index="18"><draw:image xlink:href="../images/python.png" xlink:type="simple" xlink:show="embed" xlink:actuate="onLoad"/></draw:frame>Version 2.7 <text:span text:style-name="T38">ou plus</text:span></text:p></draw:text-box></draw:frame></text:p>
          </table:table-cell>
        </table:table-row>
      </table:table>
      <text:p text:style-name="P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135">Table des matières</text:p>
          </text:index-title>
          <text:p text:style-name="P136"><text:a xlink:type="simple" xlink:href="#__RefHeading___Toc7944_205490533" text:style-name="Index_20_Link" text:visited-style-name="Index_20_Link">Introduction<text:tab/>1</text:a></text:p>
          <text:p text:style-name="P137"><text:a xlink:type="simple" xlink:href="#__RefHeading___Toc7946_205490533" text:style-name="Index_20_Link" text:visited-style-name="Index_20_Link">Un outil clé en main, polyvalent, des applications orientées vers l'expérimentation.<text:tab/>1</text:a></text:p>
          <text:p text:style-name="P137"><text:a xlink:type="simple" xlink:href="#__RefHeading___Toc7948_205490533" text:style-name="Index_20_Link" text:visited-style-name="Index_20_Link">Résumé des fonctionnalités<text:tab/>3</text:a></text:p>
          <text:p text:style-name="P136"><text:a xlink:type="simple" xlink:href="#__RefHeading___Toc7950_205490533" text:style-name="Index_20_Link" text:visited-style-name="Index_20_Link">Installation du logiciel<text:tab/>4</text:a></text:p>
          <text:p text:style-name="P137"><text:a xlink:type="simple" xlink:href="#__RefHeading___Toc7952_205490533" text:style-name="Index_20_Link" text:visited-style-name="Index_20_Link">Configuration requise<text:tab/>4</text:a></text:p>
          <text:p text:style-name="P137"><text:a xlink:type="simple" xlink:href="#__RefHeading___Toc7954_205490533" text:style-name="Index_20_Link" text:visited-style-name="Index_20_Link">Installation des dépendances<text:tab/>4</text:a></text:p>
          <text:p text:style-name="P137"><text:a xlink:type="simple" xlink:href="#__RefHeading___Toc7956_205490533" text:style-name="Index_20_Link" text:visited-style-name="Index_20_Link">Liste des logiciels installés<text:tab/>4</text:a></text:p>
          <text:p text:style-name="P136"><text:a xlink:type="simple" xlink:href="#__RefHeading___Toc7958_205490533" text:style-name="Index_20_Link" text:visited-style-name="Index_20_Link">Test : L'application Oscilloscope<text:tab/>5</text:a></text:p>
          <text:p text:style-name="P137"><text:a xlink:type="simple" xlink:href="#__RefHeading___Toc7960_205490533" text:style-name="Index_20_Link" text:visited-style-name="Index_20_Link">Les contrôles dans la section des Signaux Analogiques<text:tab/>5</text:a></text:p>
          <text:p text:style-name="P137"><text:a xlink:type="simple" xlink:href="#__RefHeading___Toc7962_205490533" text:style-name="Index_20_Link" text:visited-style-name="Index_20_Link">Contrôles dans la section des périphériques<text:tab/>6</text:a></text:p>
          <text:p text:style-name="P137"><text:a xlink:type="simple" xlink:href="#__RefHeading___Toc7964_205490533" text:style-name="Index_20_Link" text:visited-style-name="Index_20_Link">Contrôles dans la section numérique<text:tab/>7</text:a></text:p>
          <text:p text:style-name="P136"><text:a xlink:type="simple" xlink:href="#__RefHeading___Toc7966_205490533" text:style-name="Index_20_Link" text:visited-style-name="Index_20_Link">Test : Démonstration des terminaux sans fil<text:tab/>9</text:a></text:p>
          <text:p text:style-name="P137"><text:a xlink:type="simple" xlink:href="#__RefHeading___Toc7968_205490533" text:style-name="Index_20_Link" text:visited-style-name="Index_20_Link">Connexion d'un nouveau terminal sans fil équipé d'un capteur<text:tab/>9</text:a></text:p>
          <text:p text:style-name="P137"><text:a xlink:type="simple" xlink:href="#__RefHeading___Toc7970_205490533" text:style-name="Index_20_Link" text:visited-style-name="Index_20_Link">Recevoir les données d'un capteur<text:tab/>9</text:a></text:p>
          <text:p text:style-name="P137"><text:a xlink:type="simple" xlink:href="#__RefHeading___Toc7972_205490533" text:style-name="Index_20_Link" text:visited-style-name="Index_20_Link">Changer les paramètres des capteurs<text:tab/>9</text:a></text:p>
          <text:p text:style-name="P137"><text:a xlink:type="simple" xlink:href="#__RefHeading___Toc7974_205490533" text:style-name="Index_20_Link" text:visited-style-name="Index_20_Link">Test : application de démonstration d'enregistreur de données<text:tab/>10</text:a></text:p>
          <text:p text:style-name="P137"><text:a xlink:type="simple" xlink:href="#__RefHeading___Toc7976_205490533" text:style-name="Index_20_Link" text:visited-style-name="Index_20_Link">Choix d'une commande et démarrage de l'enregistreur<text:tab/>10</text:a></text:p>
          <text:p text:style-name="P137"><text:a xlink:type="simple" xlink:href="#__RefHeading___Toc7978_205490533" text:style-name="Index_20_Link" text:visited-style-name="Index_20_Link">Fonctions supplémentaires accessibles aux menus<text:tab/>10</text:a></text:p>
          <text:p text:style-name="P136"><text:a xlink:type="simple" xlink:href="#__RefHeading___Toc7980_205490533" text:style-name="Index_20_Link" text:visited-style-name="Index_20_Link">Définitions et fonctions des bornes<text:tab/>11</text:a></text:p>
          <text:p text:style-name="P137"><text:a xlink:type="simple" xlink:href="#__RefHeading___Toc7982_205490533" text:style-name="Index_20_Link" text:visited-style-name="Index_20_Link">Entrées analogiques – Tensions en résolution 12-bit<text:tab/>11</text:a></text:p>
          <text:p text:style-name="P137"><text:a xlink:type="simple" xlink:href="#__RefHeading___Toc7984_205490533" text:style-name="Index_20_Link" text:visited-style-name="Index_20_Link">Sorties analogiques<text:tab/>11</text:a></text:p>
          <text:p text:style-name="P137"><text:a xlink:type="simple" xlink:href="#__RefHeading___Toc7986_205490533" text:style-name="Index_20_Link" text:visited-style-name="Index_20_Link">Entrées numériques – Niveaux logiques, résolution 15 ns<text:tab/>11</text:a></text:p>
          <text:p text:style-name="P137"><text:a xlink:type="simple" xlink:href="#__RefHeading___Toc7988_205490533" text:style-name="Index_20_Link" text:visited-style-name="Index_20_Link">Sorties numériques<text:tab/>12</text:a></text:p>
          <text:p text:style-name="P137"><text:a xlink:type="simple" xlink:href="#__RefHeading___Toc7990_205490533" text:style-name="Index_20_Link" text:visited-style-name="Index_20_Link">Bus de données - I2C , SPI, UART<text:tab/>12</text:a></text:p>
          <text:p text:style-name="P137"><text:a xlink:type="simple" xlink:href="#__RefHeading___Toc7992_205490533" text:style-name="Index_20_Link" text:visited-style-name="Index_20_Link">Quelques définitions pour le connecteur d'extension<text:tab/>12</text:a></text:p>
          <text:p text:style-name="P137"><text:a xlink:type="simple" xlink:href="#__RefHeading___Toc7994_205490533" text:style-name="Index_20_Link" text:visited-style-name="Index_20_Link">Nomenclature additionnelle<text:tab/>12</text:a></text:p>
          <text:p text:style-name="P136"><text:a xlink:type="simple" xlink:href="#__RefHeading___Toc7996_205490533" text:style-name="Index_20_Link" text:visited-style-name="Index_20_Link">Terminaux sans fil<text:tab/>13</text:a></text:p>
          <text:p text:style-name="P137"><text:a xlink:type="simple" xlink:href="#__RefHeading___Toc7998_205490533" text:style-name="Index_20_Link" text:visited-style-name="Index_20_Link">Transmetteur intégré : liaison radio bidirectionnelle<text:tab/>13</text:a></text:p>
          <text:p text:style-name="P137"><text:a xlink:type="simple" xlink:href="#__RefHeading___Toc8000_205490533" text:style-name="Index_20_Link" text:visited-style-name="Index_20_Link">Sous-unités sans fil : adresses sur 3 octets<text:tab/>13</text:a></text:p>
        </text:index-body>
      </text:table-of-content>
      <text:p text:style-name="Text_20_body"/>
      <text:p text:style-name="P109"/>
      <text:h text:style-name="P129" text:outline-level="2"><text:bookmark-start text:name="__RefHeading___Toc7948_205490533"/>Résumé des fonctionnalités<text:bookmark-end text:name="__RefHeading___Toc7948_205490533"/></text:h>
      <text:p text:style-name="P21">Calibré à l'aide d'instruments professionnels pour une grande précisio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4">Fonctionnalité</text:p>
          </table:table-cell>
          <table:table-cell table:style-name="Table1.A1" office:value-type="string">
            <text:p text:style-name="P83">Description</text:p>
          </table:table-cell>
          <table:table-cell table:style-name="Table1.A1" office:value-type="string">
            <text:p text:style-name="P84">Étiquettes des branchements</text:p>
          </table:table-cell>
          <table:table-cell table:style-name="Table1.D1" office:value-type="string">
            <text:p text:style-name="P83"><text:s/><text:span text:style-name="T39">Calibres</text:span></text:p>
          </table:table-cell>
        </table:table-row>
        <table:table-row>
          <table:table-cell table:style-name="Table1.A2" office:value-type="string">
            <text:p text:style-name="P90">Entrées analogiques</text:p>
          </table:table-cell>
          <table:table-cell table:style-name="Table1.B2" office:value-type="string">
            <text:p text:style-name="P85"><text:span text:style-name="T39">Jusqu'à 10 entrées analogiques avec des calibres variés</text:span>.</text:p>
            <text:p text:style-name="P85"><text:s/>Gains programmables et contrôle de décalage.</text:p>
            <text:p text:style-name="P85"><text:s/><text:span text:style-name="T39">Résolution </text:span>12-bit <text:span text:style-name="T39">en tension, échantillonnage jusqu'à </text:span><text:s/>1<text:span text:style-name="T39"> </text:span>M<text:span text:style-name="T39">éch/s</text:span>.</text:p>
            <text:p text:style-name="P85"><text:s/><text:span text:style-name="T39">Tension de référence </text:span><text:span text:style-name="T1">5ppm</text:span>, 3,3<text:span text:style-name="T39"> </text:span>V.</text:p>
          </table:table-cell>
          <table:table-cell table:style-name="Table1.C8" office:value-type="string">
            <text:p text:style-name="P25"><text:s/>CH1, CH2</text:p>
            <text:p text:style-name="P25"><text:s/>CH3,</text:p>
            <text:p text:style-name="P25"><text:s/>CH4 - CH7</text:p>
            <text:p text:style-name="P25"><text:s/>SEN</text:p>
            <text:p text:style-name="P25"><text:s/>I2V</text:p>
          </table:table-cell>
          <table:table-cell table:style-name="Table1.D2" office:value-type="string">
            <text:p text:style-name="P25"><text:s/>± 16 V</text:p>
            <text:p text:style-name="P25"><text:s/>± 3,3 V</text:p>
            <text:p text:style-name="P25"><text:s/>0 − 3,3 V</text:p>
            <text:p text:style-name="P25"><text:s/>0 − 3,3 V</text:p>
            <text:p text:style-name="P25"><text:s/>± 3,3 mA</text:p>
          </table:table-cell>
        </table:table-row>
        <table:table-row>
          <table:table-cell table:style-name="Table1.A2" office:value-type="string">
            <text:p text:style-name="P90">Sorties analogiques</text:p>
          </table:table-cell>
          <table:table-cell table:style-name="Table1.B3" office:value-type="string">
            <text:p text:style-name="P85"><text:span text:style-name="T39">Sources de tension programmables</text:span> (12-bit)</text:p>
            <text:p text:style-name="P85"/>
            <text:p text:style-name="P85"/>
            <text:p text:style-name="P87">Source de courant constant</text:p>
          </table:table-cell>
          <table:table-cell table:style-name="Table1.C8" office:value-type="string">
            <text:p text:style-name="P85"><text:s/>PVS1</text:p>
            <text:p text:style-name="P85"><text:s/>PVS2</text:p>
            <text:p text:style-name="P85"><text:s/>PVS3</text:p>
            <text:p text:style-name="P85"><text:s/>PCS</text:p>
            <text:p text:style-name="P85"><text:s/></text:p>
          </table:table-cell>
          <table:table-cell table:style-name="Table1.D3" office:value-type="string">
            <text:p text:style-name="P85">±5V</text:p>
            <text:p text:style-name="P85">±3,3V</text:p>
            <text:p text:style-name="P85">0 − 3,3V</text:p>
            <text:p text:style-name="P85">0 − 3,3mA</text:p>
          </table:table-cell>
        </table:table-row>
        <table:table-row>
          <table:table-cell table:style-name="Table1.A2" office:value-type="string">
            <text:p text:style-name="P90">Entrées numériques</text:p>
          </table:table-cell>
          <table:table-cell table:style-name="Table1.B4" office:value-type="string">
            <text:p text:style-name="P85"><text:span text:style-name="T7">4 </text:span>×<text:span text:style-name="T7"> </text:span><text:span text:style-name="T8">entrées numériques compatibles </text:span><text:span text:style-name="T7">TTL.</text:span></text:p>
            <text:p text:style-name="P87">Analyseur logique</text:p>
            <text:p text:style-name="P85"><text:span text:style-name="T39">Fréquencemètre</text:span> (0-30MHz)</text:p>
            <text:p text:style-name="P87">routines de mesure de temps</text:p>
            <text:p text:style-name="P85">±2.5ppm, <text:span text:style-name="T39">Oscillateur de référence à </text:span>12MHz</text:p>
          </table:table-cell>
          <table:table-cell table:style-name="Table1.C8" office:value-type="string">
            <text:p text:style-name="P85">ID1 - ID4</text:p>
          </table:table-cell>
          <table:table-cell table:style-name="Table1.D4" office:value-type="string">
            <text:p text:style-name="P85">0-5 V</text:p>
          </table:table-cell>
        </table:table-row>
        <table:table-row>
          <table:table-cell table:style-name="Table1.A2" office:value-type="string">
            <text:p text:style-name="P90">Générateur de signaux</text:p>
          </table:table-cell>
          <table:table-cell table:style-name="Table1.B5" office:value-type="string">
            <text:list xml:id="list6562823667237737549" text:style-name="L2">
              <text:list-item>
                <text:p text:style-name="P131">S<text:span text:style-name="T39">ignal sinusoïdal/triangulaire</text:span>.</text:p>
                <text:p text:style-name="P131"><text:span text:style-name="T39">Fréquence programmable </text:span>: <text:span text:style-name="T39">résolution à </text:span>28-bit</text:p>
                <text:p text:style-name="P132">Contrôle d'amplitude manuel</text:p>
              </text:list-item>
              <text:list-item>
                <text:p text:style-name="P133">Signal sinusoïdal</text:p>
                <text:p text:style-name="P133">Fréquence fixe</text:p>
                <text:p text:style-name="P133">Amplitude fixe</text:p>
              </text:list-item>
              <text:list-item>
                <text:p text:style-name="P132">4 × <text:span text:style-name="T39">signaux carrés corrélés en phase</text:span></text:p>
                <text:p text:style-name="P133">Fréquence</text:p>
                <text:p text:style-name="P134">Résolution max. en différence de phase</text:p>
                <text:p text:style-name="P134">Résolution max. en rapport cyclique</text:p>
                <text:p text:style-name="P134">Plus des fonctions telles que sortie à état simple selectionnable</text:p>
              </text:list-item>
            </text:list>
          </table:table-cell>
          <table:table-cell table:style-name="Table1.C8" office:value-type="string">
            <text:p text:style-name="P85"><text:s/>Wavegen</text:p>
            <text:p text:style-name="P86"><text:s/></text:p>
            <text:p text:style-name="P86"/>
            <text:p text:style-name="P86"/>
            <text:p text:style-name="P86">SINE</text:p>
            <text:p text:style-name="P86"><text:s/></text:p>
            <text:p text:style-name="P86"/>
            <text:p text:style-name="P85">SQ1 - SQ4</text:p>
          </table:table-cell>
          <table:table-cell table:style-name="Table1.D5" office:value-type="string">
            <text:p text:style-name="P85"><text:s/></text:p>
            <text:p text:style-name="P85"><text:s/>5Hz - 2MHz</text:p>
            <text:p text:style-name="P85"><text:s/>0-4 Volts</text:p>
            <text:p text:style-name="P85"><text:s/></text:p>
            <text:p text:style-name="P85"><text:s/>14 <text:span text:style-name="T9">k</text:span>Hz</text:p>
            <text:p text:style-name="P85"><text:s/>±4Volts</text:p>
            <text:p text:style-name="P85"><text:s/>0 − 5Volts</text:p>
            <text:p text:style-name="P88"><text:s/></text:p>
            <text:p text:style-name="P88">10Hz-<text:span text:style-name="T9">1</text:span>6MHz</text:p>
            <text:p text:style-name="P85"><text:s/>15nS</text:p>
            <text:p text:style-name="P85"><text:s/>15nS</text:p>
          </table:table-cell>
        </table:table-row>
        <table:table-row>
          <table:table-cell table:style-name="Table1.A2" office:value-type="string">
            <text:p text:style-name="P90">Terminaux sans fil</text:p>
          </table:table-cell>
          <table:table-cell table:style-name="Table1.B6" office:value-type="string">
            <text:p text:style-name="P85"><text:span text:style-name="T39">Unités additionnelles alimentées sur piles</text:span>.</text:p>
            <text:p text:style-name="P87">Alimentation</text:p>
            <text:p text:style-name="P92">Transmission sans fil pour les <text:s/>capteurs</text:p>
            <text:p text:style-name="P92">Plusieurs terminaux simultanés</text:p>
            <text:p text:style-name="P93">Peut aussi contrôler des relais et lire des tensions.</text:p>
          </table:table-cell>
          <table:table-cell table:style-name="Table1.C8" office:value-type="string">
            <text:p text:style-name="P85"/>
            <text:p text:style-name="P85"><text:span text:style-name="T39">Pile</text:span>/Adapt<text:span text:style-name="T39">at</text:span>e<text:span text:style-name="T39">u</text:span>r</text:p>
            <text:p text:style-name="P85"/>
          </table:table-cell>
          <table:table-cell table:style-name="Table1.D6" office:value-type="string">
            <text:p text:style-name="P85"/>
            <text:p text:style-name="P85">3.7-4.2 V</text:p>
          </table:table-cell>
        </table:table-row>
        <table:table-row>
          <table:table-cell table:style-name="Table1.A2" office:value-type="string">
            <text:p text:style-name="P90">Bus de données</text:p>
          </table:table-cell>
          <table:table-cell table:style-name="Table1.B7" office:value-type="string">
            <text:p text:style-name="P85">I2C : maître</text:p>
            <text:p text:style-name="P89"><text:s/><text:span text:style-name="T40">Utilisé couramment par les capteurs intégrés</text:span></text:p>
            <text:p text:style-name="P85">SPI : maître</text:p>
            <text:p text:style-name="P89"><text:s/><text:span text:style-name="T40">Sélection des bornes des puces</text:span></text:p>
            <text:p text:style-name="P85"><text:s/>UART</text:p>
          </table:table-cell>
          <table:table-cell table:style-name="Table1.C8" office:value-type="string">
            <text:p text:style-name="P85">SCL,SDA</text:p>
            <text:p text:style-name="P85"/>
            <text:p text:style-name="P85">SCK,SDI,SDO</text:p>
            <text:p text:style-name="P85"/>
            <text:p text:style-name="P85">CS1 , CS2</text:p>
          </table:table-cell>
          <table:table-cell table:style-name="Table1.D7" office:value-type="string">
            <text:p text:style-name="P24"/>
          </table:table-cell>
        </table:table-row>
        <table:table-row>
          <table:table-cell table:style-name="Table1.A2" office:value-type="string">
            <text:p text:style-name="P90">Connecteur <text:span text:style-name="T41">d'extension</text:span></text:p>
          </table:table-cell>
          <table:table-cell table:style-name="Table1.B8" office:value-type="string">
            <text:p text:style-name="P85"><text:span text:style-name="T41">Connecteur à </text:span>20 – <text:span text:style-name="T41">broches pour adapter des modules additionnels</text:span>.</text:p>
            <text:p text:style-name="P85"><text:span text:style-name="T41">Utilisations :</text:span> SPI,I2C,E/<text:span text:style-name="T41">S analogiques</text:span>,<text:span text:style-name="T41">E/S numériques</text:span>, <text:span text:style-name="T41">sortie </text:span>16MHz TTL, <text:span text:style-name="T41">et tension sinusoïdale ou continue.</text:span></text:p>
          </table:table-cell>
          <table:table-cell table:style-name="Table1.C8" office:value-type="string">
            <text:p text:style-name="P24"/>
          </table:table-cell>
          <table:table-cell table:style-name="Table1.D8" office:value-type="string">
            <text:p text:style-name="P24"/>
          </table:table-cell>
        </table:table-row>
      </table:table>
      <text:p text:style-name="P18"/>
      <text:h text:style-name="P113" text:outline-level="1"><text:bookmark-start text:name="__RefHeading___Toc7950_205490533"/>Installation du logiciel<text:bookmark-end text:name="__RefHeading___Toc7950_205490533"/></text:h>
      <text:p text:style-name="P2"/>
      <text:p text:style-name="P3"><text:span text:style-name="T42">L'appareil a été testé sur des distributions à base Debian : Ubuntu 12.04 <text:s/>et plus, et Raspbian Wheezy.</text:span> <text:span text:style-name="T42">Le support pour </text:span>Windows <text:span text:style-name="T42">est en développement</text:span>.</text:p>
      <text:h text:style-name="P117" text:outline-level="2"><text:bookmark-start text:name="__RefHeading___Toc7952_205490533"/>Configuration requise<text:bookmark-end text:name="__RefHeading___Toc7952_205490533"/></text:h>
      <table:table table:name="Table2" table:style-name="Table2">
        <table:table-column table:style-name="Table2.A"/>
        <table:table-column table:style-name="Table2.B"/>
        <table:table-row>
          <table:table-cell table:style-name="Table2.A1" office:value-type="string">
            <text:p text:style-name="P64">Processeur</text:p>
          </table:table-cell>
          <table:table-cell table:style-name="Table2.A1" office:value-type="string">
            <text:p text:style-name="P26"><text:s/><text:span text:style-name="T14">Les PC d'entrée de gamme ainsi que les Netbooks dotés de processeurs Intel Atom sont supportés</text:span>. <text:s/><text:span text:style-name="T42">Pas de configuration particulière nécessaire. A été testé avec</text:span> Raspberry Pi 2.</text:p>
          </table:table-cell>
        </table:table-row>
        <table:table-row>
          <table:table-cell table:style-name="Table2.A1" office:value-type="string">
            <text:p text:style-name="P65">Affichage</text:p>
          </table:table-cell>
          <table:table-cell table:style-name="Table2.A1" office:value-type="string">
            <text:p text:style-name="P27"><text:span text:style-name="T42">Les applications graphiques peuvent se contenter d'un affichage </text:span>800x600 <text:span text:style-name="T42">sans utilisation de barres de défilement</text:span>.</text:p>
            <text:p text:style-name="P66">L'accélération graphique n'est nécessaire que si on utilise des graphiques 3D interactifs.</text:p>
          </table:table-cell>
        </table:table-row>
      </table:table>
      <text:h text:style-name="P117" text:outline-level="2"><text:bookmark-start text:name="__RefHeading___Toc7954_205490533"/>Installation des dépendances<text:bookmark-end text:name="__RefHeading___Toc7954_205490533"/></text:h>
      <text:p text:style-name="P4"><text:span text:style-name="T42">Lancer les commandes suivantes dans un terminal</text:span> (C<text:span text:style-name="T42">trl</text:span>-A<text:span text:style-name="T42">lt</text:span>-T) :</text:p>
      <text:list xml:id="list4009839844569980464" text:style-name="L3">
        <text:list-item>
          <text:p text:style-name="P100">sudo apt-get install python-qt4 python-opengl python-qt4-gl python-scipy</text:p>
          <text:p text:style-name="P100">python-numpy ipython-qtconsole python-setuptools python-sip</text:p>
        </text:list-item>
        <text:list-item>
          <text:p text:style-name="P100">sudo easy_install pyqtgraph</text:p>
        </text:list-item>
        <text:list-item>
          <text:p text:style-name="P100">sudo easy_install vLabtool</text:p>
        </text:list-item>
      </text:list>
      <text:h text:style-name="P117" text:outline-level="2"><text:bookmark-start text:name="__RefHeading___Toc7956_205490533"/>Liste des logiciels installés<text:bookmark-end text:name="__RefHeading___Toc7956_205490533"/></text:h>
      <text:p text:style-name="P4"><text:span text:style-name="T42">Voici une liste non exhaustive d'applications graphiques qui s'installent avec le module Python, et qu'on peut lancer depuis un terminal :</text:span> </text:p>
      <text:list xml:id="list4165952219167323286" text:style-name="L4">
        <text:list-item>
          <text:p text:style-name="P101"><text:span text:style-name="T11">vLabtool-scope</text:span><text:span text:style-name="T27">, oscilloscope à 2 canaux, analyseur logique à 4 canaux, avec des facilités de contrôle de périphériques et de modélisation de courbes.</text:span></text:p>
        </text:list-item>
        <text:list-item>
          <text:p text:style-name="P101"><text:span text:style-name="T11">vLabtool-stream</text:span><text:span text:style-name="T27">, conçu pour tracer un graphique en continu à partir de n'importe quelle fonction du module Python vLabtool renvoyant un nombre entier ou décimal.</text:span></text:p>
        </text:list-item>
        <text:list-item>
          <text:p text:style-name="P101"><text:span text:style-name="T11">vLabtool-sensorDemo</text:span><text:span text:style-name="T27">, auto-détecte les capteurs branchés au connecteur d'extension I2C, et trace les mesures dans des graphiques en temps réel. Il faut pour cela que la classe de capteur soit installée, plusieurs étant déjà supportées par défaut.</text:span></text:p>
        </text:list-item>
        <text:list-item>
          <text:p text:style-name="P101"><text:span text:style-name="T11">vLabtool-console</text:span><text:span text:style-name="T27">, lance une console iPython avec les fonctions d'initialisation déjà exécutées. Une fenêtre de graphiques est aussi fournie, et on peut l'utiliser à l'aide d'un seul appel de fonction.</text:span></text:p>
        </text:list-item>
        <text:list-item>
          <text:p text:style-name="P101"><text:span text:style-name="T11">vLabtool-wirelessDemo</text:span><text:span text:style-name="T27">, auto-détecte les terminaux sans fil du voisinage, liste leurs adresses et les capteurs connectés, trace les graphiques de tous les capteurs en temps réel.</text:span></text:p>
        </text:list-item>
        <text:list-item>
          <text:p text:style-name="P101"><text:span text:style-name="T11">vLabtool-bodePlots</text:span><text:span text:style-name="T27">, utilise le générateur de signal sinusoïdal programmable et les entrées analogiques pour analyser les réponses en fréquence, amplitude et phase de filtres.</text:span></text:p>
        </text:list-item>
        <text:list-item>
          <text:p text:style-name="P101"><text:span text:style-name="T11">vLabtool-diodeIV</text:span><text:span text:style-name="T27">, trace la caractéristique courant-tension d'une diode. Peut aussi afficher de multiples mesures dans une surface 3D pour étudier la dépendance en température.</text:span></text:p>
        </text:list-item>
      </text:list>
      <text:h text:style-name="P112" text:outline-level="1"><text:bookmark-start text:name="__RefHeading___Toc7958_205490533"/><text:span text:style-name="T43">Test</text:span> : <text:span text:style-name="T29">L'application O</text:span><text:span text:style-name="T28">scilloscope</text:span><text:bookmark-end text:name="__RefHeading___Toc7958_205490533"/></text:h>
      <text:p text:style-name="P10"><text:span text:style-name="T43">Copier la commande suivante et la lancer dans un Terminal </text:span>: <text:span text:style-name="T31">vLabtool-scope</text:span></text:p>
      <text:p text:style-name="P1"><draw:frame draw:style-name="fr3" draw:name="Frame3" text:anchor-type="paragraph" svg:width="17cm" draw:z-index="0"><draw:text-box fo:min-height="9.537cm"><text:p text:style-name="P15"><draw:frame draw:style-name="fr7" draw:name="Image6" text:anchor-type="paragraph" svg:width="17cm" svg:height="9.537cm" style:rel-height="scale" draw:z-index="1"><draw:image xlink:href="../images/shot-oscillo.png" xlink:type="simple" xlink:show="embed" xlink:actuate="onLoad"/></draw:frame>Capture d'écran de l'utilitaire de tracé de courbe de l'oscilloscope, traçant des sinusoïdes issues des générateurs de signaux.</text:p><text:p text:style-name="P15">Il est aussi possible de modéliser les données, les résultats s'affichent en bas de la fenêtre.</text:p></draw:text-box></draw:frame></text:p>
      <text:h text:style-name="P118" text:outline-level="2"><text:bookmark-start text:name="__RefHeading___Toc7960_205490533"/>Les contrôles dans la section des Signaux Analogiques<text:bookmark-end text:name="__RefHeading___Toc7960_205490533"/></text:h>
      <table:table table:name="Table3" table:style-name="Table3">
        <table:table-column table:style-name="Table3.A"/>
        <table:table-column table:style-name="Table3.B"/>
        <table:table-row>
          <table:table-cell table:style-name="Table3.A1" office:value-type="string">
            <text:p text:style-name="P39"/>
          </table:table-cell>
          <table:table-cell table:style-name="Table3.B1" office:value-type="string">
            <text:p text:style-name="P91">CH1 : <text:span text:style-name="T43">Canal</text:span> 1 <text:span text:style-name="T43">de l'</text:span>oscilloscope</text:p>
          </table:table-cell>
        </table:table-row>
        <table:table-row>
          <table:table-cell table:style-name="Table3.A2" office:value-type="string">
            <text:p text:style-name="P40"><text:span text:style-name="T43">Réaffectable</text:span> </text:p>
          </table:table-cell>
          <table:table-cell table:style-name="Table3.B2" office:value-type="string">
            <text:p text:style-name="P39"><text:span text:style-name="T15">Cette entrée n'est pas réservée à la prise nommée</text:span><text:span text:style-name="T10"> « CH1 ». </text:span><text:span text:style-name="T43">Cela en fait un canal d'acquisition très souple, il est possible de l'affecter à n'importe laquelle des entrées analogiques à l'aide d'un menu déroulant dans le coin du haut. Elle a aussi un contrôle de décalage sur 12 – bit accessible à l'aide d'une barre de défilement.</text:span></text:p>
          </table:table-cell>
        </table:table-row>
        <table:table-row>
          <table:table-cell table:style-name="Table3.A7" office:value-type="string">
            <text:p text:style-name="P40"/>
          </table:table-cell>
          <table:table-cell table:style-name="Table3.B7" office:value-type="string">
            <text:p text:style-name="P91">CH2 : <text:span text:style-name="T43">Canal</text:span> 2 <text:span text:style-name="T43">de l'</text:span>oscilloscope</text:p>
          </table:table-cell>
        </table:table-row>
        <table:table-row>
          <table:table-cell table:style-name="Table3.A7" office:value-type="string">
            <text:p text:style-name="P40"><text:span text:style-name="T43">Fixé</text:span> </text:p>
          </table:table-cell>
          <table:table-cell table:style-name="Table3.B7" office:value-type="string">
            <text:p text:style-name="P28"><text:span text:style-name="T43">Ce canal ne traite que les signaux provenant de la prise nommée </text:span><text:s/>« CH2 ».</text:p>
          </table:table-cell>
        </table:table-row>
        <table:table-row>
          <table:table-cell table:style-name="Table3.A7" office:value-type="string">
            <text:p text:style-name="P40"/>
          </table:table-cell>
          <table:table-cell table:style-name="Table3.B7" office:value-type="string">
            <text:p text:style-name="P91">TRIGGER : <text:span text:style-name="T43">permet le choix du canal synchronisant l'</text:span>oscilloscope</text:p>
          </table:table-cell>
        </table:table-row>
        <table:table-row>
          <table:table-cell table:style-name="Table3.A6" office:value-type="string">
            <text:p text:style-name="P40"><text:span text:style-name="T43">Niveau</text:span> </text:p>
          </table:table-cell>
          <table:table-cell table:style-name="Table3.B6" office:value-type="string">
            <text:p text:style-name="P28"><text:span text:style-name="T43">Ce bouton rotatif règle le seuil de synchronisation, ce qui est aussi reflété par une marque apparaissant sur l'afficheur</text:span>.</text:p>
          </table:table-cell>
        </table:table-row>
        <table:table-row>
          <table:table-cell table:style-name="Table3.A7" office:value-type="string">
            <text:p text:style-name="P40"><text:span text:style-name="T44">Canal</text:span> </text:p>
          </table:table-cell>
          <table:table-cell table:style-name="Table3.B7" office:value-type="string">
            <text:p text:style-name="P39"><text:span text:style-name="T16">Le menu déroulant permet de choisir le canal de synchronisation.</text:span> <text:span text:style-name="T45">Si</text:span> CH1 <text:span text:style-name="T45">est sélectionné, le signal de synchronisation sera pris depuis l'entrée qui lui a été assignée.</text:span></text:p>
          </table:table-cell>
        </table:table-row>
        <table:table-row>
          <table:table-cell table:style-name="Table3.A8" office:value-type="string">
            <text:p text:style-name="P40"/>
          </table:table-cell>
          <table:table-cell table:style-name="Table3.B8" office:value-type="string">
            <text:p text:style-name="P91"><text:span text:style-name="T45">Intervalle de temps</text:span> : <text:span text:style-name="T45">choix pour le balayage de l'</text:span>oscilloscope</text:p>
          </table:table-cell>
        </table:table-row>
        <table:table-row>
          <table:table-cell table:style-name="Table3.A9" office:value-type="string">
            <text:p text:style-name="P40"><text:span text:style-name="T44">Balayage</text:span> </text:p>
          </table:table-cell>
          <table:table-cell table:style-name="Table3.B9" office:value-type="string">
            <text:p text:style-name="P39"><text:span text:style-name="T45">Règle le délai </text:span>(<text:span text:style-name="T45">e</text:span>n µs) <text:span text:style-name="T45">entre deux points de données successifs</text:span>.</text:p>
          </table:table-cell>
        </table:table-row>
      </table:table>
      <text:p text:style-name="P1"/>
      <table:table table:name="Table4" table:style-name="Table4">
        <table:table-column table:style-name="Table4.A"/>
        <table:table-column table:style-name="Table4.B"/>
        <table:table-row>
          <table:table-cell table:style-name="Table4.A1" office:value-type="string">
            <text:p text:style-name="P23"/>
          </table:table-cell>
          <table:table-cell table:style-name="Table4.A1" office:value-type="string">
            <text:p text:style-name="P18"><text:span text:style-name="T46">Modélisation sinusoïdale </text:span> :<text:span text:style-name="T46">utiliser</text:span> Scipy <text:span text:style-name="T46">pour modéliser les données par un sinus</text:span></text:p>
          </table:table-cell>
        </table:table-row>
        <table:table-row>
          <table:table-cell table:style-name="Table4.A1" office:value-type="string">
            <text:p text:style-name="P41">Menu 1</text:p>
          </table:table-cell>
          <table:table-cell table:style-name="Table4.A1" office:value-type="string">
            <text:p text:style-name="P42"><text:span text:style-name="T17">Choix du canal de données à modéliser.</text:span> <text:span text:style-name="T46">Utilise</text:span> Scipy.optimize <text:span text:style-name="T46">pour obtenir</text:span> <text:span text:style-name="T46">la fréquence</text:span>, <text:span text:style-name="T46">l'</text:span>amplitude, <text:span text:style-name="T46">la </text:span>phase <text:span text:style-name="T46">et le décalage.</text:span></text:p>
          </table:table-cell>
        </table:table-row>
        <table:table-row>
          <table:table-cell table:style-name="Table4.A1" office:value-type="string">
            <text:p text:style-name="P41">Menu 2</text:p>
          </table:table-cell>
          <table:table-cell table:style-name="Table4.A1" office:value-type="string">
            <text:p text:style-name="P34">Choix d'un deuxième canal de données pour la modélisation.</text:p>
          </table:table-cell>
        </table:table-row>
        <table:table-row>
          <table:table-cell table:style-name="Table4.A1" office:value-type="string">
            <text:p text:style-name="P67">Case à cocher</text:p>
          </table:table-cell>
          <table:table-cell table:style-name="Table4.A1" office:value-type="string">
            <text:p text:style-name="P29"><text:span text:style-name="T46">Incruster les résultats de modélisation</text:span>.</text:p>
          </table:table-cell>
        </table:table-row>
        <table:table-row>
          <table:table-cell table:style-name="Table4.A1" office:value-type="string">
            <text:p text:style-name="P41">Résultats</text:p>
          </table:table-cell>
          <table:table-cell table:style-name="Table4.A1" office:value-type="string">
            <text:p text:style-name="P29"><text:span text:style-name="T46">Les valeurs du modèle </text:span>: <text:span text:style-name="T46">a</text:span>mplitude, <text:span text:style-name="T46">fréquence</text:span>, <text:span text:style-name="T46">p</text:span>hase, <text:span text:style-name="T46">et décalage sont affichés dans le bas de la fenêtre.</text:span></text:p>
          </table:table-cell>
        </table:table-row>
        <table:table-row>
          <table:table-cell table:style-name="Table4.A1" office:value-type="string">
            <text:p text:style-name="P43"/>
          </table:table-cell>
          <table:table-cell table:style-name="Table4.A1" office:value-type="string">
            <text:p text:style-name="P18">Lissajous : <text:span text:style-name="T46">courbes XY</text:span></text:p>
          </table:table-cell>
        </table:table-row>
        <table:table-row>
          <table:table-cell table:style-name="Table4.A1" office:value-type="string">
            <text:p text:style-name="P41">Menu 1</text:p>
          </table:table-cell>
          <table:table-cell table:style-name="Table4.A1" office:value-type="string">
            <text:p text:style-name="P34">Choix du canal de données pour l'axe X.</text:p>
          </table:table-cell>
        </table:table-row>
        <table:table-row>
          <table:table-cell table:style-name="Table4.A1" office:value-type="string">
            <text:p text:style-name="P41">Menu 2</text:p>
          </table:table-cell>
          <table:table-cell table:style-name="Table4.A1" office:value-type="string">
            <text:p text:style-name="P29"><text:span text:style-name="T46">Choix du canal de données pour l'axe Y</text:span>.</text:p>
          </table:table-cell>
        </table:table-row>
        <table:table-row>
          <table:table-cell table:style-name="Table4.A1" office:value-type="string">
            <text:p text:style-name="P67">afficher</text:p>
          </table:table-cell>
          <table:table-cell table:style-name="Table4.A1" office:value-type="string">
            <text:p text:style-name="P29"><text:span text:style-name="T46">Active/désactive </text:span><text:s/><text:span text:style-name="T46">l'incrustation du </text:span>Lissajous.</text:p>
          </table:table-cell>
        </table:table-row>
        <table:table-row>
          <table:table-cell table:style-name="Table4.A1" office:value-type="string">
            <text:p text:style-name="P67">Animer</text:p>
          </table:table-cell>
          <table:table-cell table:style-name="Table4.A1" office:value-type="string">
            <text:p text:style-name="P34">Met en pause l'acquisition de données et anime la formation de la courbe X-Y.</text:p>
          </table:table-cell>
        </table:table-row>
      </table:table>
      <text:h text:style-name="P119" text:outline-level="2"><text:bookmark-start text:name="__RefHeading___Toc7962_205490533"/>Contrôles dans la section des périphériques<text:bookmark-end text:name="__RefHeading___Toc7962_205490533"/></text:h>
      <text:p text:style-name="P1"><draw:frame draw:style-name="fr3" draw:name="Frame4" text:anchor-type="paragraph" svg:width="17cm" draw:z-index="2"><draw:text-box fo:min-height="9.11cm"><text:p text:style-name="P16"><draw:frame draw:style-name="fr7" draw:name="Image7" text:anchor-type="paragraph" svg:width="17cm" svg:height="9.11cm" style:rel-height="scale" draw:z-index="3"><draw:image xlink:href="../images/shot-lissajous.png" xlink:type="simple" xlink:show="embed" xlink:actuate="onLoad"/></draw:frame><text:span text:style-name="T46">Capture d'écran de l'utilitaire d'</text:span>oscilloscope <text:span text:style-name="T46">montrant la section des périphériques. La courbe Lissajous a été activée dans la section analogique.</text:span></text:p></draw:text-box></draw:frame></text:p>
      <table:table table:name="Table5" table:style-name="Table5">
        <table:table-column table:style-name="Table5.A"/>
        <table:table-column table:style-name="Table5.B"/>
        <table:table-row>
          <table:table-cell table:style-name="Table5.A1" office:value-type="string">
            <text:p text:style-name="P44">PVS1</text:p>
          </table:table-cell>
          <table:table-cell table:style-name="Table5.A1" office:value-type="string">
            <text:p text:style-name="P45"><text:span text:style-name="T10">Calibre </text:span>: ±<text:span text:style-name="T46"> </text:span>5<text:span text:style-name="T46"> </text:span>V, <text:s/><text:span text:style-name="T46">règle la tension de sortie de la borne</text:span> PVS1. <text:span text:style-name="T46">Courant max.</text:span> 5<text:span text:style-name="T46"> </text:span>mA.</text:p>
          </table:table-cell>
        </table:table-row>
        <table:table-row>
          <table:table-cell table:style-name="Table5.A1" office:value-type="string">
            <text:p text:style-name="P44">PVS2</text:p>
          </table:table-cell>
          <table:table-cell table:style-name="Table5.A1" office:value-type="string">
            <text:p text:style-name="P46"><text:span text:style-name="T10">Calibre</text:span> : ±<text:span text:style-name="T46"> </text:span>3,3<text:span text:style-name="T46"> </text:span>V, <text:span text:style-name="T46">règle la tension de sortie de la borne</text:span> PVS<text:span text:style-name="T46">2</text:span>. <text:span text:style-name="T46">Courant max.</text:span> 5<text:span text:style-name="T46"> </text:span>mA.</text:p>
          </table:table-cell>
        </table:table-row>
        <table:table-row>
          <table:table-cell table:style-name="Table5.A1" office:value-type="string">
            <text:p text:style-name="P44">PVS3</text:p>
          </table:table-cell>
          <table:table-cell table:style-name="Table5.A1" office:value-type="string">
            <text:p text:style-name="P46"><text:span text:style-name="T10">Calibre</text:span> : 0 − 3<text:span text:style-name="T46"> </text:span>V, <text:span text:style-name="T46">règle la tension de sortie de la borne</text:span> PVS<text:span text:style-name="T46">3</text:span>. <text:span text:style-name="T46">Courant max.</text:span> 5<text:span text:style-name="T46"> </text:span>mA.</text:p>
          </table:table-cell>
        </table:table-row>
        <table:table-row>
          <table:table-cell table:style-name="Table5.A1" office:value-type="string">
            <text:p text:style-name="P44">PCS</text:p>
          </table:table-cell>
          <table:table-cell table:style-name="Table5.A1" office:value-type="string">
            <text:p text:style-name="P46"><text:span text:style-name="T10">Calibre</text:span> : 0 − 3,3<text:span text:style-name="T46"> </text:span>mA, <text:span text:style-name="T46">règle la tension de sortie de la borne</text:span> PCS. <text:span text:style-name="T46">Le courant dépend de la résistance de charge</text:span>, PCS <text:span text:style-name="T46">et</text:span> PVS3 <text:span text:style-name="T46">sont liés</text:span>, <text:span text:style-name="T46">un seul des deux est utilisable en même temps</text:span>.</text:p>
          </table:table-cell>
        </table:table-row>
      </table:table>
      <text:p text:style-name="P1"/>
      <table:table table:name="Table6" table:style-name="Table6">
        <table:table-column table:style-name="Table6.A"/>
        <table:table-column table:style-name="Table6.B"/>
        <table:table-row>
          <table:table-cell table:style-name="Table6.A1" office:value-type="string">
            <text:p text:style-name="P44"><text:span text:style-name="T47">GBF</text:span> </text:p>
          </table:table-cell>
          <table:table-cell table:style-name="Table6.A1" office:value-type="string">
            <text:p text:style-name="P45"><text:span text:style-name="T10">Calibre</text:span> : <text:span text:style-name="T1">0 − 2MHz, </text:span><text:span text:style-name="T3">règle la fréquence du générateur basse fréquence.</text:span><text:span text:style-name="T1"> </text:span><text:span text:style-name="T3">Résolution max.</text:span><text:span text:style-name="T1"> 0,04</text:span><text:span text:style-name="T3"> </text:span><text:span text:style-name="T1">Hz, </text:span><text:span text:style-name="T3">contrôle d'amplitude </text:span><text:span text:style-name="T1">(±1</text:span><text:span text:style-name="T3"> </text:span><text:span text:style-name="T1">mV − ±</text:span><text:span text:style-name="T3"> </text:span><text:span text:style-name="T1">4V ) </text:span><text:span text:style-name="T3">à l'aide d'un potentiomètre physique situé sur le boîtier.</text:span></text:p>
          </table:table-cell>
        </table:table-row>
        <table:table-row>
          <table:table-cell table:style-name="Table6.A1" office:value-type="string">
            <text:p text:style-name="P43"/>
          </table:table-cell>
          <table:table-cell table:style-name="Table6.A1" office:value-type="string">
            <text:p text:style-name="P18"><text:span text:style-name="T47">Signaux carrés corrélés en phase</text:span> (SQ1,SQ2,SQ3,SQ4)</text:p>
          </table:table-cell>
        </table:table-row>
        <table:table-row>
          <table:table-cell table:style-name="Table6.A1" office:value-type="string">
            <text:p text:style-name="P44"><text:span text:style-name="T48">Fréquence</text:span> </text:p>
          </table:table-cell>
          <table:table-cell table:style-name="Table6.A1" office:value-type="string">
            <text:p text:style-name="P45"><text:span text:style-name="T10">Calibre</text:span> :<text:span text:style-name="T1"> 0 − 8MHz, </text:span><text:span text:style-name="T4">règles la fréquence </text:span><text:span text:style-name="T5">pour les</text:span><text:span text:style-name="T4"> quatre générateurs de signal carré. Résolution : </text:span><text:span text:style-name="T1">15</text:span><text:span text:style-name="T4"> </text:span><text:span text:style-name="T1">n</text:span><text:span text:style-name="T4">s</text:span><text:span text:style-name="T1">.</text:span></text:p>
          </table:table-cell>
        </table:table-row>
        <table:table-row>
          <table:table-cell table:style-name="Table6.A1" office:value-type="string">
            <text:p text:style-name="P44"><text:span text:style-name="T49">Sortie</text:span> </text:p>
          </table:table-cell>
          <table:table-cell table:style-name="Table6.A1" office:value-type="string">
            <text:p text:style-name="P35">Choix de la borne de sortie à configurer.</text:p>
          </table:table-cell>
        </table:table-row>
        <table:table-row>
          <table:table-cell table:style-name="Table6.A1" office:value-type="string">
            <text:p text:style-name="P44"><text:span text:style-name="T49">Phase</text:span> </text:p>
          </table:table-cell>
          <table:table-cell table:style-name="Table6.A1" office:value-type="string">
            <text:p text:style-name="P45"><text:span text:style-name="T18">Règle la différence de phase</text:span> (0 − 100%) <text:s/><text:span text:style-name="T49">entre le signal sélectionné et</text:span> SQ1.</text:p>
          </table:table-cell>
        </table:table-row>
        <table:table-row>
          <table:table-cell table:style-name="Table6.A1" office:value-type="string">
            <text:p text:style-name="P44">Cycle </text:p>
          </table:table-cell>
          <table:table-cell table:style-name="Table6.A1" office:value-type="string">
            <text:p text:style-name="P45"><text:s/><text:span text:style-name="T49">Règle le rapport cyclique</text:span><text:span text:style-name="T10"> </text:span>(0 − 100%) <text:span text:style-name="T49">du signal sélectionné</text:span>.</text:p>
          </table:table-cell>
        </table:table-row>
      </table:table>
      <text:p text:style-name="P1"/>
      <text:h text:style-name="P120" text:outline-level="2"><text:bookmark-start text:name="__RefHeading___Toc7964_205490533"/>Contrôles dans la section numérique<text:bookmark-end text:name="__RefHeading___Toc7964_205490533"/></text:h>
      <text:p text:style-name="P1"><draw:frame draw:style-name="fr3" draw:name="Frame5" text:anchor-type="paragraph" svg:width="17cm" draw:z-index="4"><draw:text-box fo:min-height="9.982cm"><text:p text:style-name="P16"><draw:frame draw:style-name="fr7" draw:name="Image8" text:anchor-type="paragraph" svg:width="17cm" svg:height="9.982cm" style:rel-height="scale" draw:z-index="5"><draw:image xlink:href="../images/shot-LA.png" xlink:type="simple" xlink:show="embed" xlink:actuate="onLoad"/></draw:frame><text:span text:style-name="T49">Copie d'écran de la section des signaux numériques dans le mode d'analyseur logique à quatre canaux. Quatre signaux </text:span>PWM <text:span text:style-name="T49">issus de</text:span> SQ1 - SQ4 <text:span text:style-name="T49">ont été connectés aux entrées numériques </text:span>ID1-ID4. CH3 <text:span text:style-name="T49">a été configuré pour n'enregistrer que les fronts montants, CH4 n'enregistre que les fronts descendants.</text:span></text:p></draw:text-box></draw:frame></text:p>
      <table:table table:name="Table7" table:style-name="Table7">
        <table:table-column table:style-name="Table7.A"/>
        <table:table-column table:style-name="Table7.B"/>
        <table:table-row>
          <table:table-cell table:style-name="Table7.A1" office:value-type="string">
            <text:p text:style-name="P68">Canaux actifs</text:p>
          </table:table-cell>
          <table:table-cell table:style-name="Table7.A1" office:value-type="string">
            <text:p text:style-name="P48"><text:span text:style-name="T18">Nombre d'entrées à numériser</text:span>. <text:span text:style-name="T49">Les modes simple et double canal peuvent enregistrer jusqu'à 60 secondes entre deux changements d'état avec une résolution de 15 ns. Dans les modes trois et quatre canaux, <text:s/>on ne plus descendre qu'à un délai de 1 ms entre changements d'état successifs.</text:span></text:p>
          </table:table-cell>
        </table:table-row>
        <table:table-row>
          <table:table-cell table:style-name="Table7.A1" office:value-type="string">
            <text:p text:style-name="P68">Durée d'acquisition</text:p>
          </table:table-cell>
          <table:table-cell table:style-name="Table7.A1" office:value-type="string">
            <text:p text:style-name="P48"><text:s/><text:span text:style-name="T18">Durée d'échantillonage des données avant la récupération des résultats</text:span>. <text:span text:style-name="T49">L'analyseur logique rafraîchit les données en continu à cet intervalle de temps.</text:span></text:p>
          </table:table-cell>
        </table:table-row>
      </table:table>
      <text:p text:style-name="P1"/>
      <table:table table:name="Table8" table:style-name="Table8">
        <table:table-column table:style-name="Table8.A"/>
        <table:table-column table:style-name="Table8.B"/>
        <table:table-row>
          <table:table-cell table:style-name="Table8.A1" office:value-type="string">
            <text:p text:style-name="P23"/>
          </table:table-cell>
          <table:table-cell table:style-name="Table8.A1" office:value-type="string">
            <text:p text:style-name="P19">Options de canal unique</text:p>
          </table:table-cell>
        </table:table-row>
        <table:table-row>
          <table:table-cell table:style-name="Table8.A1" office:value-type="string">
            <text:p text:style-name="P69">Canal</text:p>
          </table:table-cell>
          <table:table-cell table:style-name="Table8.A1" office:value-type="string">
            <text:p text:style-name="P48"><text:span text:style-name="T19">L'entrée à enregistrer</text:span>. <text:span text:style-name="T50">À choisir entre</text:span> ID1, ID2, ID3, <text:span text:style-name="T50">et </text:span>ID4.</text:p>
          </table:table-cell>
        </table:table-row>
        <table:table-row>
          <table:table-cell table:style-name="Table8.A1" office:value-type="string">
            <text:p text:style-name="P69">Fronts</text:p>
          </table:table-cell>
          <table:table-cell table:style-name="Table8.A1" office:value-type="string">
            <text:p text:style-name="P48"><text:span text:style-name="T19">Types de changements d'état à enregistrer</text:span><text:span text:style-name="T10">.</text:span> <text:span text:style-name="T50">Choix entre des options comme « front descendants seulement »</text:span>, « <text:span text:style-name="T50">fronts montants seulement », « tous les fronts ».</text:span></text:p>
          </table:table-cell>
        </table:table-row>
        <table:table-row>
          <table:table-cell table:style-name="Table8.A1" office:value-type="string">
            <text:p text:style-name="P43"/>
          </table:table-cell>
          <table:table-cell table:style-name="Table8.A1" office:value-type="string">
            <text:p text:style-name="P19">Synchronisation</text:p>
          </table:table-cell>
        </table:table-row>
        <table:table-row>
          <table:table-cell table:style-name="Table8.A1" office:value-type="string">
            <text:p text:style-name="P69">Canal</text:p>
          </table:table-cell>
          <table:table-cell table:style-name="Table8.A1" office:value-type="string">
            <text:p text:style-name="P36">Active le changement d'état relatif au canal sélectionné.</text:p>
          </table:table-cell>
        </table:table-row>
        <table:table-row>
          <table:table-cell table:style-name="Table8.A1" office:value-type="string">
            <text:p text:style-name="P69">Fronts</text:p>
          </table:table-cell>
          <table:table-cell table:style-name="Table8.A1" office:value-type="string">
            <text:p text:style-name="P36">Types de changement d'état à utiliser pour la synchronisation.</text:p>
          </table:table-cell>
        </table:table-row>
        <table:table-row>
          <table:table-cell table:style-name="Table8.A1" office:value-type="string">
            <text:p text:style-name="P43"/>
          </table:table-cell>
          <table:table-cell table:style-name="Table8.A1" office:value-type="string">
            <text:p text:style-name="P18"><text:span text:style-name="T50">Modes </text:span>3/4 <text:span text:style-name="T50">canaux</text:span></text:p>
          </table:table-cell>
        </table:table-row>
        <table:table-row>
          <table:table-cell table:style-name="Table8.A1" office:value-type="string">
            <text:p text:style-name="P47">CH1-CH4</text:p>
          </table:table-cell>
          <table:table-cell table:style-name="Table8.A1" office:value-type="string">
            <text:p text:style-name="P37">Choix du type de changement d'état à enregistrer pour chaque canal quand l'analyseur logique est soit dans le mode 3 canaux, soit dans le mode 4 canaux.</text:p>
          </table:table-cell>
        </table:table-row>
        <table:table-row>
          <table:table-cell table:style-name="Table8.A1" office:value-type="string">
            <text:p text:style-name="P43"/>
          </table:table-cell>
          <table:table-cell table:style-name="Table8.A1" office:value-type="string">
            <text:p text:style-name="P18"><text:span text:style-name="T51">Intervalles de temps</text:span> &gt; Important ! <text:span text:style-name="T51">Geler l'analyseur logique avant les mesures.</text:span></text:p>
          </table:table-cell>
        </table:table-row>
        <table:table-row>
          <table:table-cell table:style-name="Table8.A1" office:value-type="string">
            <text:p text:style-name="P47"><text:span text:style-name="T51">Front</text:span> 1</text:p>
          </table:table-cell>
          <table:table-cell table:style-name="Table8.A1" office:value-type="string">
            <text:p text:style-name="P37">Choix du canal d'entrée et du type de front qui démarre le chronomètre.</text:p>
          </table:table-cell>
        </table:table-row>
        <table:table-row>
          <table:table-cell table:style-name="Table8.A1" office:value-type="string">
            <text:p text:style-name="P47"><text:span text:style-name="T51">Front</text:span> 2</text:p>
          </table:table-cell>
          <table:table-cell table:style-name="Table8.A1" office:value-type="string">
            <text:p text:style-name="P38">Choix du canal d'entrée et du type de front qui arrête le chronomètre.</text:p>
          </table:table-cell>
        </table:table-row>
        <table:table-row>
          <table:table-cell table:style-name="Table8.A1" office:value-type="string">
            <text:p text:style-name="P71">Allez !</text:p>
          </table:table-cell>
          <table:table-cell table:style-name="Table8.A1" office:value-type="string">
            <text:p text:style-name="P30"><text:span text:style-name="T51">Lance la mesure</text:span>.</text:p>
          </table:table-cell>
        </table:table-row>
        <table:table-row>
          <table:table-cell table:style-name="Table8.A1" office:value-type="string">
            <text:p text:style-name="P70">Résultats</text:p>
          </table:table-cell>
          <table:table-cell table:style-name="Table8.A1" office:value-type="string">
            <text:p text:style-name="P37">Les résultats seront affichés là en unité seconde.</text:p>
          </table:table-cell>
        </table:table-row>
      </table:table>
      <text:p text:style-name="P1"/>
      <text:h text:style-name="P112" text:outline-level="1"><text:bookmark-start text:name="__RefHeading___Toc7966_205490533"/>T<text:span text:style-name="T51">est </text:span>: <text:span text:style-name="T30">Démonstration des terminaux sans fil</text:span><text:bookmark-end text:name="__RefHeading___Toc7966_205490533"/></text:h>
      <text:p text:style-name="P11"><text:span text:style-name="T51">Copier la commande suivante et la lancer dans un Terminal </text:span>: <text:span text:style-name="T31">vLabtool-wirelessDemo</text:span></text:p>
      <text:h text:style-name="P122" text:outline-level="2"><text:bookmark-start text:name="__RefHeading___Toc7968_205490533"/>Connexion d'un nouveau terminal sans fil équipé d'un capteur<text:bookmark-end text:name="__RefHeading___Toc7968_205490533"/></text:h>
      <text:p text:style-name="P9"><draw:frame draw:style-name="fr4" draw:name="Frame6" text:anchor-type="paragraph" svg:x="0cm" svg:y="0.429cm" svg:width="17cm" draw:z-index="6"><draw:text-box fo:min-height="7.876cm"><text:p text:style-name="P16"><draw:frame draw:style-name="fr7" draw:name="Image9" text:anchor-type="paragraph" svg:width="17cm" svg:height="7.876cm" style:rel-height="scale" draw:z-index="7"><draw:image xlink:href="../images/shot-wireless1.png" xlink:type="simple" xlink:show="embed" xlink:actuate="onLoad"/></draw:frame><text:span text:style-name="T51">Copie d'écran de l'application </text:span>wirelessDemo</text:p></draw:text-box></draw:frame></text:p>
      <text:list xml:id="list684610314062544403" text:style-name="L5">
        <text:list-item>
          <text:p text:style-name="P102"><text:span text:style-name="T20">Brancher un capteur à un terminal sans fil en assemblant les bornes marquées</text:span><text:span text:style-name="T12"> </text:span><text:span text:style-name="T2">Vdd, GND, SCL, SDA</text:span><text:span text:style-name="T32">. </text:span><text:span text:style-name="T12">Ces bornes apparaissent dans le même ordre sur la plupart des modules de capteurs, et </text:span><text:span text:style-name="T20">il ne devrait pas être nécessaire d'ajouter des fils.</text:span></text:p>
        </text:list-item>
        <text:list-item>
          <text:p text:style-name="P104"><text:span text:style-name="T51">S'assurer que l'option </text:span><text:span text:style-name="T6">« Enregistrer de nouveau terminaux »</text:span><text:span text:style-name="T51"> est sélectionnée dans l'application.</text:span></text:p>
        </text:list-item>
        <text:list-item>
          <text:p text:style-name="P105">Brancher la batterie au terminal sans fil.</text:p>
        </text:list-item>
        <text:list-item>
          <text:p text:style-name="P105">Vérifier que le logiciel a auto-détecté le nouveau terminal sans fil et aussi trouvé l'adresse du capteur qui a été connecté.</text:p>
        </text:list-item>
        <text:list-item>
          <text:p text:style-name="P103"><text:span text:style-name="T51">Désactiver <text:s/></text:span><text:span text:style-name="T6">« Enregistrer de nouveau terminaux »</text:span><text:span text:style-name="T32">.</text:span></text:p>
          <text:p text:style-name="P105">Si l'on veut, il est possible de déplacer le curseur sur une adresse de capteur, et le logiciel tentera de deviner son modèle et son type.</text:p>
        </text:list-item>
        <text:list-item>
          <text:p text:style-name="P102"><text:span text:style-name="T20">Cliquer sur</text:span><text:span text:style-name="T32"> </text:span><text:span text:style-name="T2">« Rafraîchir la liste des terminaux »</text:span><text:span text:style-name="T32">, cela crée des contrôles pour chaque terminal sans fil, et aussi un menu déroulant des capteurs connectés.</text:span></text:p>
        </text:list-item>
      </text:list>
      <text:h text:style-name="P121" text:outline-level="2"><text:bookmark-start text:name="__RefHeading___Toc7970_205490533"/>Recevoir les données d'un capteur<text:bookmark-end text:name="__RefHeading___Toc7970_205490533"/></text:h>
      <text:list xml:id="list5038449721260430402" text:style-name="L6">
        <text:list-item>
          <text:p text:style-name="P106">Après la séquence d'étapes ci-dessus, choisir le capteur approprié et cliquer sur « Allez ! », le logiciel enregistrera en continu les valeurs issues du capteur.</text:p>
        </text:list-item>
      </text:list>
      <text:h text:style-name="P123" text:outline-level="2"><text:bookmark-start text:name="__RefHeading___Toc7972_205490533"/>Changer les paramètres des capteurs<text:bookmark-end text:name="__RefHeading___Toc7972_205490533"/></text:h>
      <text:list xml:id="list6729974023743614320" text:style-name="L7">
        <text:list-item>
          <text:p text:style-name="P107">Ouvrir le menu auto-généré en bas à gauche, et changer les paramètres. Par exemple, le gain, la vitesse d'échantillonage, la sélection de type de donnée.</text:p>
        </text:list-item>
      </text:list>
      <text:h text:style-name="P130" text:outline-level="2"><text:bookmark-start text:name="__RefHeading___Toc7974_205490533"/><text:span text:style-name="T52">Test </text:span>: <text:span text:style-name="T52">application de démonstration d'enregistreur de données</text:span><text:bookmark-end text:name="__RefHeading___Toc7974_205490533"/></text:h>
      <text:p text:style-name="P5"><text:span text:style-name="T52">Cette application trace la courbe des valeurs de retour de toute fonction définie dans le module</text:span> Python Module <text:span text:style-name="T53">pourvu qu'il s'agisse d'entiers ou de nombres décimaux</text:span>.</text:p>
      <text:p text:style-name="P6"><text:span text:style-name="T55">Copier la commande suivante et la lancer dans un Terminal </text:span><text:span text:style-name="T54">:</text:span> <text:span text:style-name="T31">vLabtool-stream</text:span></text:p>
      <text:h text:style-name="P124" text:outline-level="2"><text:bookmark-start text:name="__RefHeading___Toc7976_205490533"/>Choix d'une commande et démarrage de l'enregistreur<text:bookmark-end text:name="__RefHeading___Toc7976_205490533"/></text:h>
      <text:p text:style-name="P12"><draw:frame draw:style-name="fr4" draw:name="Frame7" text:anchor-type="paragraph" svg:x="0.035cm" svg:y="0.921cm" svg:width="17cm" draw:z-index="8"><draw:text-box fo:min-height="9.372cm"><text:p text:style-name="P17"><draw:frame draw:style-name="fr7" draw:name="Image10" text:anchor-type="paragraph" svg:width="17cm" svg:height="9.372cm" style:rel-height="scale" draw:z-index="9"><draw:image xlink:href="../images/shot-stream.png" xlink:type="simple" xlink:show="embed" xlink:actuate="onLoad"/></draw:frame>Copie d'écran de l'application d'enregistreur.</text:p></draw:text-box></draw:frame></text:p>
      <text:list xml:id="list8567270731572471295" text:style-name="L8">
        <text:list-item>
          <text:p text:style-name="P108"><text:span text:style-name="T21">Se référer au manuel du programmeur pour une liste de commandes valides</text:span><text:span text:style-name="T35">, et choisir la fonction qu'on veut surveiller. On peut ouvrir le manuel depuis le menu d'aide.</text:span></text:p>
        </text:list-item>
        <text:list-item>
          <text:p text:style-name="P108"><text:span text:style-name="T21">Copier le nom de la commande avec les arguments corrects dans l'application</text:span><text:span text:style-name="T35">. Et ensuite, cliquer sur « Surveiller ». L'application fournit quelques commandes usuelles et des arguments appropriés rassemblés dans un menu déroulant liée à la boîte de saisie des commandes.</text:span></text:p>
        </text:list-item>
      </text:list>
      <text:h text:style-name="P125" text:outline-level="2"><text:bookmark-start text:name="__RefHeading___Toc7978_205490533"/>Fonctions supplémentaires accessibles aux menus<text:bookmark-end text:name="__RefHeading___Toc7978_205490533"/></text:h>
      <table:table table:name="Table9" table:style-name="Table9">
        <table:table-column table:style-name="Table9.A"/>
        <table:table-column table:style-name="Table9.B"/>
        <table:table-row>
          <table:table-cell table:style-name="Table9.A1" office:value-type="string">
            <text:p text:style-name="P74">Voltmètre</text:p>
          </table:table-cell>
          <table:table-cell table:style-name="Table9.A1" office:value-type="string">
            <text:p text:style-name="P80">Active un widget qui fait une mesure de tension à chaque clic.</text:p>
          </table:table-cell>
        </table:table-row>
        <table:table-row>
          <table:table-cell table:style-name="Table9.A1" office:value-type="string">
            <text:p text:style-name="P74">Amplificateurs</text:p>
          </table:table-cell>
          <table:table-cell table:style-name="Table9.A1" office:value-type="string">
            <text:p text:style-name="P81">Active un widget qui règle le gain des canaux d'entrées analogiques.</text:p>
          </table:table-cell>
        </table:table-row>
        <table:table-row>
          <table:table-cell table:style-name="Table9.A1" office:value-type="string">
            <text:p text:style-name="P74">GBF</text:p>
          </table:table-cell>
          <table:table-cell table:style-name="Table9.A1" office:value-type="string">
            <text:p text:style-name="P80">Active une barre de défilement pour régler la fréquence de la sortie de signal sinusoïdal.</text:p>
          </table:table-cell>
        </table:table-row>
        <table:table-row>
          <table:table-cell table:style-name="Table9.A1" office:value-type="string">
            <text:p text:style-name="P74">Sources UI</text:p>
          </table:table-cell>
          <table:table-cell table:style-name="Table9.A1" office:value-type="string">
            <text:p text:style-name="P75"><text:span text:style-name="T22">Active des widgets </text:span><text:span text:style-name="T56">pour régler les sources de tension et de courant.</text:span></text:p>
          </table:table-cell>
        </table:table-row>
        <table:table-row>
          <table:table-cell table:style-name="Table9.A1" office:value-type="string">
            <text:p text:style-name="P74">Temps</text:p>
          </table:table-cell>
          <table:table-cell table:style-name="Table9.A1" office:value-type="string">
            <text:p text:style-name="P75"><text:span text:style-name="T22">Active des widgets de mesures temporelles</text:span>, <text:span text:style-name="T56">tels que le rapport cyclique et la fréquence.</text:span></text:p>
          </table:table-cell>
        </table:table-row>
        <table:table-row>
          <table:table-cell table:style-name="Table9.A1" office:value-type="string">
            <text:p text:style-name="P76">Console</text:p>
          </table:table-cell>
          <table:table-cell table:style-name="Table9.A1" office:value-type="string">
            <text:p text:style-name="P79"><text:span text:style-name="T56">Ouvre une console</text:span> iPython <text:span text:style-name="T56">avec les commandes d'initialisation exécutées</text:span>.</text:p>
          </table:table-cell>
        </table:table-row>
        <table:table-row>
          <table:table-cell table:style-name="Table9.A1" office:value-type="string">
            <text:p text:style-name="P74">Aide</text:p>
          </table:table-cell>
          <table:table-cell table:style-name="Table9.A1" office:value-type="string">
            <text:p text:style-name="P80">Menu d'aide qui donne accès au manuel du programmeur ainsi qu'aux fichiers HTML spécifiques à des expériences.</text:p>
          </table:table-cell>
        </table:table-row>
      </table:table>
      <text:h text:style-name="P111" text:outline-level="1"><text:bookmark-start text:name="__RefHeading___Toc7980_205490533"/><text:soft-page-break/>Définitions et fonctions des bornes<text:bookmark-end text:name="__RefHeading___Toc7980_205490533"/></text:h>
      <text:h text:style-name="P115" text:outline-level="2"><text:bookmark-start text:name="__RefHeading___Toc7982_205490533"/><text:span text:style-name="T57">Entrées analogiques</text:span> – <text:span text:style-name="T57">Tensions en résolution</text:span> 12-bit<text:bookmark-end text:name="__RefHeading___Toc7982_205490533"/></text:h>
      <table:table table:name="Table10" table:style-name="Table10">
        <table:table-column table:style-name="Table10.A"/>
        <table:table-column table:style-name="Table10.B"/>
        <table:table-row>
          <table:table-cell table:style-name="Table10.A1" office:value-type="string">
            <text:p text:style-name="P49">CH1</text:p>
          </table:table-cell>
          <table:table-cell table:style-name="Table10.A1" office:value-type="string">
            <text:p text:style-name="P50"><text:span text:style-name="T10">Calibre: ± 16</text:span><text:span text:style-name="T13">V</text:span>, Gain : <text:span text:style-name="T57">jusqu'à</text:span> 32×, <text:s/><text:span text:style-name="T57">entrée « alternatif » séparée.</text:span></text:p>
          </table:table-cell>
        </table:table-row>
        <table:table-row>
          <table:table-cell table:style-name="Table10.A1" office:value-type="string">
            <text:p text:style-name="P49">CH2</text:p>
          </table:table-cell>
          <table:table-cell table:style-name="Table10.A1" office:value-type="string">
            <text:p text:style-name="P51"><text:span text:style-name="T10">Calibre: ± 16</text:span><text:span text:style-name="T13">V</text:span>, Gain : <text:span text:style-name="T57">jusqu'à</text:span> 32×, <text:span text:style-name="T57">entrée « alternatif » séparée.</text:span></text:p>
          </table:table-cell>
        </table:table-row>
        <table:table-row>
          <table:table-cell table:style-name="Table10.A1" office:value-type="string">
            <text:p text:style-name="P49">CH3</text:p>
          </table:table-cell>
          <table:table-cell table:style-name="Table10.A1" office:value-type="string">
            <text:p text:style-name="P51"><text:span text:style-name="T10">Calibre: ± </text:span><text:span text:style-name="T13">3,3V</text:span>, Gain : <text:span text:style-name="T57">jusqu'à</text:span> 32×, <text:span text:style-name="T57">contrôle de décalage 12-bit.</text:span></text:p>
            <text:p text:style-name="P52">*<text:span text:style-name="T57">contrôle de gain manuel avec une résistance</text:span> R<text:span text:style-name="T34">g</text:span> <text:span text:style-name="T57">à la masse</text:span>. <draw:frame draw:style-name="fr10" draw:name="Object1" text:anchor-type="as-char" svg:width="2.078cm" svg:height="1.064cm" draw:z-index="10"><draw:object xlink:href="./Object 1" xlink:type="simple" xlink:show="embed" xlink:actuate="onLoad"/><draw:image xlink:href="./ObjectReplacements/Object 1" xlink:type="simple" xlink:show="embed" xlink:actuate="onLoad"/></draw:frame></text:p>
          </table:table-cell>
        </table:table-row>
        <table:table-row>
          <table:table-cell table:style-name="Table10.A1" office:value-type="string">
            <text:p text:style-name="P49">CH4</text:p>
          </table:table-cell>
          <table:table-cell table:style-name="Table10.A1" office:value-type="string">
            <text:p text:style-name="P51"><text:span text:style-name="T10">Calibre: </text:span><text:span text:style-name="T13">0 –</text:span><text:span text:style-name="T10"> </text:span><text:span text:style-name="T13">3,3V</text:span>, Gain : <text:span text:style-name="T57">jusqu'à</text:span> 32×, <text:span text:style-name="T57">contrôle de décalage 12-bit.</text:span></text:p>
          </table:table-cell>
        </table:table-row>
        <table:table-row>
          <table:table-cell table:style-name="Table10.A1" office:value-type="string">
            <text:p text:style-name="P49">CH5</text:p>
          </table:table-cell>
          <table:table-cell table:style-name="Table10.A1" office:value-type="string">
            <text:p text:style-name="P51"><text:span text:style-name="T10">Calibre: </text:span><text:span text:style-name="T13">0 –</text:span><text:span text:style-name="T10"> </text:span><text:span text:style-name="T13">3,3V</text:span>, Gain : <text:span text:style-name="T57">jusqu'à</text:span> 32×, <text:span text:style-name="T57">contrôle de décalage 12-bit.</text:span></text:p>
          </table:table-cell>
        </table:table-row>
        <table:table-row>
          <table:table-cell table:style-name="Table10.A1" office:value-type="string">
            <text:p text:style-name="P49">CH6</text:p>
          </table:table-cell>
          <table:table-cell table:style-name="Table10.A1" office:value-type="string">
            <text:p text:style-name="P51"><text:span text:style-name="T10">Calibre: </text:span><text:span text:style-name="T13">0 –</text:span><text:span text:style-name="T10"> </text:span><text:span text:style-name="T13">3,3V</text:span>, Gain : <text:span text:style-name="T57">jusqu'à</text:span> 32×, <text:span text:style-name="T57">contrôle de décalage 12-bit.</text:span></text:p>
          </table:table-cell>
        </table:table-row>
        <table:table-row>
          <table:table-cell table:style-name="Table10.A1" office:value-type="string">
            <text:p text:style-name="P49">CH7</text:p>
          </table:table-cell>
          <table:table-cell table:style-name="Table10.A1" office:value-type="string">
            <text:p text:style-name="P51"><text:span text:style-name="T10">Calibre: </text:span><text:span text:style-name="T13">0 –</text:span><text:span text:style-name="T10"> </text:span><text:span text:style-name="T13">3,3V</text:span>, Gain : <text:span text:style-name="T57">jusqu'à</text:span> 32×, <text:span text:style-name="T57">contrôle de décalage 12-bit.</text:span></text:p>
          </table:table-cell>
        </table:table-row>
        <table:table-row>
          <table:table-cell table:style-name="Table10.A1" office:value-type="string">
            <text:p text:style-name="P49">SEN</text:p>
          </table:table-cell>
          <table:table-cell table:style-name="Table10.A1" office:value-type="string">
            <text:p text:style-name="P50"><text:span text:style-name="T10">Calibre: </text:span><text:span text:style-name="T13">0 –</text:span><text:span text:style-name="T10"> </text:span><text:span text:style-name="T13">3,3V</text:span>, <text:span text:style-name="T33"><text:s/>tiré en interne à 3,3V via une résistance de </text:span><text:span text:style-name="T33"><draw:frame draw:style-name="fr10" draw:name="Objet1" text:anchor-type="as-char" svg:width="1.358cm" svg:height="0.467cm" draw:z-index="13"><draw:object xlink:href="./Object 2" xlink:type="simple" xlink:show="embed" xlink:actuate="onLoad"/><draw:image xlink:href="./ObjectReplacements/Object 2" xlink:type="simple" xlink:show="embed" xlink:actuate="onLoad"/></draw:frame></text:span></text:p>
          </table:table-cell>
        </table:table-row>
        <table:table-row>
          <table:table-cell table:style-name="Table10.A1" office:value-type="string">
            <text:p text:style-name="P49">AN2</text:p>
          </table:table-cell>
          <table:table-cell table:style-name="Table10.A1" office:value-type="string">
            <text:p text:style-name="P50"><text:span text:style-name="T10">Calibre: </text:span><text:span text:style-name="T13">0 –</text:span><text:span text:style-name="T10"> </text:span><text:span text:style-name="T13">3,3V</text:span>, <text:span text:style-name="T33"><text:s/>disponible sur le connecteur d'extension.</text:span></text:p>
          </table:table-cell>
        </table:table-row>
        <table:table-row>
          <table:table-cell table:style-name="Table10.A1" office:value-type="string">
            <text:p text:style-name="P49">AN3</text:p>
          </table:table-cell>
          <table:table-cell table:style-name="Table10.A1" office:value-type="string">
            <text:p text:style-name="P51"><text:span text:style-name="T10">Calibre: </text:span><text:span text:style-name="T13">0 –</text:span><text:span text:style-name="T10"> </text:span><text:span text:style-name="T13">3,3V</text:span>, <text:span text:style-name="T33"><text:s/>disponible sur le connecteur d'extension.</text:span></text:p>
          </table:table-cell>
        </table:table-row>
        <table:table-row>
          <table:table-cell table:style-name="Table10.A1" office:value-type="string">
            <text:p text:style-name="P43"/>
          </table:table-cell>
          <table:table-cell table:style-name="Table10.A1" office:value-type="string">
            <text:p text:style-name="P20">Surveillances internes</text:p>
          </table:table-cell>
        </table:table-row>
        <table:table-row>
          <table:table-cell table:style-name="Table10.A1" office:value-type="string">
            <text:p text:style-name="P49">5 V</text:p>
          </table:table-cell>
          <table:table-cell table:style-name="Table10.A1" office:value-type="string">
            <text:p text:style-name="P52"><text:s/><text:span text:style-name="T23">La tension d'alimentation</text:span>, <text:span text:style-name="T57">mesure la tension du port</text:span><text:span text:style-name="T1"> USB.</text:span></text:p>
          </table:table-cell>
        </table:table-row>
        <table:table-row>
          <table:table-cell table:style-name="Table10.A1" office:value-type="string">
            <text:p text:style-name="P49">V+</text:p>
          </table:table-cell>
          <table:table-cell table:style-name="Table10.A1" office:value-type="string">
            <text:p text:style-name="P31"><text:span text:style-name="T57">Mesure la tension de sortie</text:span>.</text:p>
            <text:p text:style-name="P72">À surveiller pour savoir si des charges externes l'affectent.</text:p>
          </table:table-cell>
        </table:table-row>
      </table:table>
      <text:h text:style-name="P126" text:outline-level="2"><text:bookmark-start text:name="__RefHeading___Toc7984_205490533"/>Sorties analogiques<text:bookmark-end text:name="__RefHeading___Toc7984_205490533"/></text:h>
      <table:table table:name="Table11" table:style-name="Table11">
        <table:table-column table:style-name="Table11.A"/>
        <table:table-column table:style-name="Table11.B"/>
        <table:table-row>
          <table:table-cell table:style-name="Table11.A1" office:value-type="string">
            <text:p text:style-name="P23"/>
          </table:table-cell>
          <table:table-cell table:style-name="Table11.A1" office:value-type="string">
            <text:p text:style-name="P20">Générateurs de signaux (GBF)</text:p>
          </table:table-cell>
        </table:table-row>
        <table:table-row>
          <table:table-cell table:style-name="Table11.A1" office:value-type="string">
            <text:p text:style-name="P53">WG1</text:p>
          </table:table-cell>
          <table:table-cell table:style-name="Table11.A1" office:value-type="string">
            <text:p text:style-name="P54"><text:span text:style-name="T23">Générateur basse fréquence </text:span><text:span text:style-name="T10">0-2MHz </text:span><text:span text:style-name="T23">sinus/triangle</text:span>, Calibre: ±<text:span text:style-name="T57"> </text:span>4<text:span text:style-name="T57"> </text:span>V. <text:span text:style-name="T57">Contrôle manuel d'amplitude à l'aide d'un potentiomètre situé sur le côté du boîtier. Résolution </text:span>28-bit (0,04Hz).</text:p>
          </table:table-cell>
        </table:table-row>
        <table:table-row>
          <table:table-cell table:style-name="Table11.A1" office:value-type="string">
            <text:p text:style-name="P53">SINE</text:p>
          </table:table-cell>
          <table:table-cell table:style-name="Table11.A1" office:value-type="string">
            <text:p text:style-name="P54"><text:span text:style-name="T23">Générateur sinusoïdal de fréquence fixe </text:span><text:span text:style-name="T10">14</text:span><text:span text:style-name="T23"> k</text:span><text:span text:style-name="T10">Hz.</text:span> Calibre: ±4V.</text:p>
          </table:table-cell>
        </table:table-row>
        <table:table-row>
          <table:table-cell table:style-name="Table11.A1" office:value-type="string">
            <text:p text:style-name="P53"/>
          </table:table-cell>
          <table:table-cell table:style-name="Table11.A1" office:value-type="string">
            <text:p text:style-name="P18"><text:span text:style-name="T57">Sources de tension et de courant programmables </text:span>(12-bit)</text:p>
          </table:table-cell>
        </table:table-row>
        <table:table-row>
          <table:table-cell table:style-name="Table11.A1" office:value-type="string">
            <text:p text:style-name="P53">PVS1</text:p>
          </table:table-cell>
          <table:table-cell table:style-name="Table11.A1" office:value-type="string">
            <text:p text:style-name="P54"><text:span text:style-name="T10">Calibre</text:span>: ±<text:span text:style-name="T58"> </text:span>5<text:span text:style-name="T58"> </text:span>V, <text:span text:style-name="T58">jusqu'à</text:span> 10 mA.</text:p>
          </table:table-cell>
        </table:table-row>
        <table:table-row>
          <table:table-cell table:style-name="Table11.A1" office:value-type="string">
            <text:p text:style-name="P53">PVS2</text:p>
          </table:table-cell>
          <table:table-cell table:style-name="Table11.A1" office:value-type="string">
            <text:p text:style-name="P54"><text:span text:style-name="T10">Calibre</text:span>: ±<text:span text:style-name="T58"> </text:span>3,3<text:span text:style-name="T58"> </text:span>V, <text:span text:style-name="T58">jusqu'à</text:span> 10 mA.</text:p>
          </table:table-cell>
        </table:table-row>
        <table:table-row>
          <table:table-cell table:style-name="Table11.A1" office:value-type="string">
            <text:p text:style-name="P53">PVS3</text:p>
          </table:table-cell>
          <table:table-cell table:style-name="Table11.A1" office:value-type="string">
            <text:p text:style-name="P54"><text:span text:style-name="T10">Calibre</text:span>: 0 − 3,3<text:span text:style-name="T58"> </text:span>V, <text:span text:style-name="T58">jusqu'à</text:span> 10 mA.</text:p>
          </table:table-cell>
        </table:table-row>
        <table:table-row>
          <table:table-cell table:style-name="Table11.A1" office:value-type="string">
            <text:p text:style-name="P53">PCS</text:p>
          </table:table-cell>
          <table:table-cell table:style-name="Table11.A1" office:value-type="string">
            <text:p text:style-name="P54"><text:span text:style-name="T10">Calibre</text:span>: 0 − 3,3<text:span text:style-name="T58"> </text:span>mA.</text:p>
            <text:p text:style-name="P54"><text:span text:style-name="T58">Selon la résistance de charge</text:span>. <text:span text:style-name="T58">Jusqu'à une chute de tension de </text:span>3,3<text:span text:style-name="T58"> </text:span>V.</text:p>
          </table:table-cell>
        </table:table-row>
      </table:table>
      <text:h text:style-name="P115" text:outline-level="2"><text:bookmark-start text:name="__RefHeading___Toc7986_205490533"/><text:span text:style-name="T59">Entrées numériques</text:span> – <text:span text:style-name="T59">Niveaux logiques, résolution</text:span> 15<text:span text:style-name="T59"> </text:span>n<text:span text:style-name="T59">s</text:span><text:bookmark-end text:name="__RefHeading___Toc7986_205490533"/></text:h>
      <table:table table:name="Table12" table:style-name="Table12">
        <table:table-column table:style-name="Table12.A"/>
        <table:table-column table:style-name="Table12.B"/>
        <table:table-row>
          <table:table-cell table:style-name="Table12.A1" office:value-type="string">
            <text:p text:style-name="P23"/>
          </table:table-cell>
          <table:table-cell table:style-name="Table12.A1" office:value-type="string">
            <text:p text:style-name="P18"><text:span text:style-name="T59">Analyseur logique</text:span>, <text:span text:style-name="T59">fréquencemètre</text:span>, <text:span text:style-name="T59">fonctions temporelles</text:span></text:p>
          </table:table-cell>
        </table:table-row>
        <table:table-row>
          <table:table-cell table:style-name="Table12.A1" office:value-type="string">
            <text:p text:style-name="P55">ID1</text:p>
          </table:table-cell>
          <table:table-cell table:style-name="Table12.A1" office:value-type="string">
            <text:p text:style-name="P54"><text:span text:style-name="T10">Calibre</text:span>: <text:s/>0 − 5<text:span text:style-name="T59"> </text:span>V, <text:s/>0-32<text:span text:style-name="T59"> </text:span>MHz.</text:p>
          </table:table-cell>
        </table:table-row>
        <table:table-row>
          <table:table-cell table:style-name="Table12.A1" office:value-type="string">
            <text:p text:style-name="P55">ID2</text:p>
          </table:table-cell>
          <table:table-cell table:style-name="Table12.A1" office:value-type="string">
            <text:p text:style-name="P54"><text:span text:style-name="T10">Calibre</text:span>: <text:s/>0 − 5<text:span text:style-name="T59"> </text:span>V, <text:s/>0-32<text:span text:style-name="T59"> </text:span>MHz.</text:p>
          </table:table-cell>
        </table:table-row>
        <table:table-row>
          <table:table-cell table:style-name="Table12.A1" office:value-type="string">
            <text:p text:style-name="P55">ID3</text:p>
          </table:table-cell>
          <table:table-cell table:style-name="Table12.A1" office:value-type="string">
            <text:p text:style-name="P54"><text:span text:style-name="T10">Calibre</text:span>: <text:s/>0 − 5<text:span text:style-name="T59"> </text:span>V, <text:s/>0-32<text:span text:style-name="T59"> </text:span>MHz.</text:p>
          </table:table-cell>
        </table:table-row>
        <table:table-row>
          <table:table-cell table:style-name="Table12.A1" office:value-type="string">
            <text:p text:style-name="P55">ID4</text:p>
          </table:table-cell>
          <table:table-cell table:style-name="Table12.A1" office:value-type="string">
            <text:p text:style-name="P54"><text:span text:style-name="T10">Calibre</text:span>: <text:s/>0 − 5<text:span text:style-name="T59"> </text:span>V, <text:s/>0-32<text:span text:style-name="T59"> </text:span>MHz.</text:p>
          </table:table-cell>
        </table:table-row>
      </table:table>
      <text:h text:style-name="P127" text:outline-level="2"><text:bookmark-start text:name="__RefHeading___Toc7988_205490533"/><text:soft-page-break/>Sorties numériques<text:bookmark-end text:name="__RefHeading___Toc7988_205490533"/></text:h>
      <table:table table:name="Table13" table:style-name="Table13">
        <table:table-column table:style-name="Table13.A"/>
        <table:table-column table:style-name="Table13.B"/>
        <table:table-row>
          <table:table-cell table:style-name="Table13.A1" office:value-type="string">
            <text:p text:style-name="P23"/>
          </table:table-cell>
          <table:table-cell table:style-name="Table13.A1" office:value-type="string">
            <text:p text:style-name="P22">4× sorties PWM, résolution de 15 ns pour fréquence, phase, et rapport cyclique</text:p>
          </table:table-cell>
        </table:table-row>
        <table:table-row>
          <table:table-cell table:style-name="Table13.A1" office:value-type="string">
            <text:p text:style-name="P77">SQ1</text:p>
          </table:table-cell>
          <table:table-cell table:style-name="Table13.A1" office:value-type="string">
            <text:p text:style-name="P78"><text:span text:style-name="T10">Calibre</text:span>: <text:s/>0 − 5<text:span text:style-name="T60"> </text:span>V.</text:p>
          </table:table-cell>
        </table:table-row>
        <table:table-row>
          <table:table-cell table:style-name="Table13.A1" office:value-type="string">
            <text:p text:style-name="P77">SQ2</text:p>
          </table:table-cell>
          <table:table-cell table:style-name="Table13.A1" office:value-type="string">
            <text:p text:style-name="P78"><text:span text:style-name="T10">Calibre</text:span>: <text:s/>0 − 5<text:span text:style-name="T60"> </text:span>V.</text:p>
          </table:table-cell>
        </table:table-row>
        <table:table-row>
          <table:table-cell table:style-name="Table13.A1" office:value-type="string">
            <text:p text:style-name="P77">SQ3</text:p>
          </table:table-cell>
          <table:table-cell table:style-name="Table13.A1" office:value-type="string">
            <text:p text:style-name="P78"><text:span text:style-name="T10">Calibre</text:span>: <text:s/>0 − 5<text:span text:style-name="T60"> </text:span>V.</text:p>
          </table:table-cell>
        </table:table-row>
        <table:table-row>
          <table:table-cell table:style-name="Table13.A1" office:value-type="string">
            <text:p text:style-name="P77">SQ4</text:p>
          </table:table-cell>
          <table:table-cell table:style-name="Table13.A1" office:value-type="string">
            <text:p text:style-name="P78"><text:span text:style-name="T10">Calibre</text:span>: <text:s/>0 − 5<text:span text:style-name="T60"> </text:span>V.</text:p>
          </table:table-cell>
        </table:table-row>
      </table:table>
      <text:h text:style-name="P115" text:outline-level="2"><text:bookmark-start text:name="__RefHeading___Toc7990_205490533"/><text:span text:style-name="T60">Bus de données</text:span> - I2C , SPI, UART<text:bookmark-end text:name="__RefHeading___Toc7990_205490533"/></text:h>
      <table:table table:name="Table14" table:style-name="Table14">
        <table:table-column table:style-name="Table14.A"/>
        <table:table-column table:style-name="Table14.B"/>
        <table:table-row>
          <table:table-cell table:style-name="Table14.A1" office:value-type="string">
            <text:p text:style-name="P23"/>
          </table:table-cell>
          <table:table-cell table:style-name="Table14.A1" office:value-type="string">
            <text:p text:style-name="P18">I2C (Inter-Integrated Circuit) <text:span text:style-name="T60">maître</text:span>: <text:span text:style-name="T60">jusqu'à</text:span> 4<text:span text:style-name="T60"> </text:span>MHz <text:span text:style-name="T60">de fréquence d'horloge</text:span></text:p>
          </table:table-cell>
        </table:table-row>
        <table:table-row>
          <table:table-cell table:style-name="Table14.A1" office:value-type="string">
            <text:p text:style-name="P56">Application </text:p>
          </table:table-cell>
          <table:table-cell table:style-name="Table14.A1" office:value-type="string">
            <text:p text:style-name="P57"><text:span text:style-name="T10">Test</text:span><text:span text:style-name="T24">é</text:span><text:span text:style-name="T10"> </text:span><text:span text:style-name="T24">avec plusieurs capteurs</text:span>, <text:span text:style-name="T1">MPU6050, MLX90614, HMC5883L, BMP180,</text:span></text:p>
            <text:p text:style-name="P57"><text:span text:style-name="T1">TSL2561, SHT21</text:span> etc.</text:p>
            <text:p text:style-name="P73">Ceux-ci mesurent la vitesse angulaire, l'accélération, la température, l'humidité, la lumière, la pression et le champ magnétique.</text:p>
          </table:table-cell>
        </table:table-row>
        <table:table-row>
          <table:table-cell table:style-name="Table14.A1" office:value-type="string">
            <text:p text:style-name="P56">Vdd</text:p>
          </table:table-cell>
          <table:table-cell table:style-name="Table14.A1" office:value-type="string">
            <text:p text:style-name="P32"><text:span text:style-name="T60">Tension d'alimentation de </text:span>3,3V.</text:p>
          </table:table-cell>
        </table:table-row>
        <table:table-row>
          <table:table-cell table:style-name="Table14.A1" office:value-type="string">
            <text:p text:style-name="P56">GND</text:p>
          </table:table-cell>
          <table:table-cell table:style-name="Table14.A1" office:value-type="string">
            <text:p text:style-name="P32"><text:span text:style-name="T60">Retour de l'alimentation</text:span>.</text:p>
          </table:table-cell>
        </table:table-row>
        <table:table-row>
          <table:table-cell table:style-name="Table14.A1" office:value-type="string">
            <text:p text:style-name="P56">SCL</text:p>
          </table:table-cell>
          <table:table-cell table:style-name="Table14.A1" office:value-type="string">
            <text:p text:style-name="P32"><text:span text:style-name="T60">Sortie de l'horloge </text:span>I2C.</text:p>
          </table:table-cell>
        </table:table-row>
        <table:table-row>
          <table:table-cell table:style-name="Table14.A1" office:value-type="string">
            <text:p text:style-name="P56">SDA</text:p>
          </table:table-cell>
          <table:table-cell table:style-name="Table14.A1" office:value-type="string">
            <text:p text:style-name="P32"><text:span text:style-name="T60">Ligne des données </text:span>I2C.</text:p>
          </table:table-cell>
        </table:table-row>
        <table:table-row>
          <table:table-cell table:style-name="Table14.A1" office:value-type="string">
            <text:p text:style-name="P56"/>
          </table:table-cell>
          <table:table-cell table:style-name="Table14.A1" office:value-type="string">
            <text:p text:style-name="P18">SPI(Serial-Peripheral Interface) <text:span text:style-name="T60">maître </text:span>: <text:span text:style-name="T60">disponible sur le connecteur d'extension</text:span>. Support<text:span text:style-name="T60">e tous les quatre modes d'opération.</text:span></text:p>
          </table:table-cell>
        </table:table-row>
        <table:table-row>
          <table:table-cell table:style-name="Table14.A1" office:value-type="string">
            <text:p text:style-name="P56">SCK</text:p>
          </table:table-cell>
          <table:table-cell table:style-name="Table14.A1" office:value-type="string">
            <text:p text:style-name="P33"><text:span text:style-name="T60">Sortie d'horloge </text:span>SPI,<text:span text:style-name="T36"> </text:span><text:span text:style-name="T37">testée jusqu'à</text:span><text:span text:style-name="T36"> 16</text:span><text:span text:style-name="T37"> </text:span><text:span text:style-name="T36">MHz.</text:span></text:p>
          </table:table-cell>
        </table:table-row>
        <table:table-row>
          <table:table-cell table:style-name="Table14.A1" office:value-type="string">
            <text:p text:style-name="P56">SDO</text:p>
          </table:table-cell>
          <table:table-cell table:style-name="Table14.A1" office:value-type="string">
            <text:p text:style-name="P33"><text:span text:style-name="T60">Sortie des données </text:span>SPI (MOSI).</text:p>
          </table:table-cell>
        </table:table-row>
        <table:table-row>
          <table:table-cell table:style-name="Table14.A1" office:value-type="string">
            <text:p text:style-name="P56">SDI</text:p>
          </table:table-cell>
          <table:table-cell table:style-name="Table14.A1" office:value-type="string">
            <text:p text:style-name="P33"><text:span text:style-name="T60">Entrée des données </text:span>SPI (MISO).</text:p>
          </table:table-cell>
        </table:table-row>
        <table:table-row>
          <table:table-cell table:style-name="Table14.A1" office:value-type="string">
            <text:p text:style-name="P56">O1</text:p>
          </table:table-cell>
          <table:table-cell table:style-name="Table14.A1" office:value-type="string">
            <text:p text:style-name="P33"><text:span text:style-name="T60">Choix de puce</text:span> 1.</text:p>
          </table:table-cell>
        </table:table-row>
        <table:table-row>
          <table:table-cell table:style-name="Table14.A1" office:value-type="string">
            <text:p text:style-name="P56">O2</text:p>
          </table:table-cell>
          <table:table-cell table:style-name="Table14.A1" office:value-type="string">
            <text:p text:style-name="P33"><text:span text:style-name="T60">Choix de puce</text:span> 2.</text:p>
          </table:table-cell>
        </table:table-row>
      </table:table>
      <text:h text:style-name="P128" text:outline-level="2"><text:bookmark-start text:name="__RefHeading___Toc7992_205490533"/>Quelques définitions pour le connecteur d'extension<text:bookmark-end text:name="__RefHeading___Toc7992_205490533"/></text:h>
      <table:table table:name="Table15" table:style-name="Table15">
        <table:table-column table:style-name="Table15.A"/>
        <table:table-column table:style-name="Table15.B"/>
        <table:table-row>
          <table:table-cell table:style-name="Table15.A1" office:value-type="string">
            <text:p text:style-name="P58">DDS</text:p>
          </table:table-cell>
          <table:table-cell table:style-name="Table15.A1" office:value-type="string">
            <text:p text:style-name="P59"><text:span text:style-name="T24">Sortie TTL </text:span><text:span text:style-name="T10">16</text:span><text:span text:style-name="T24"> </text:span><text:span text:style-name="T10">MHz , 0-3,3</text:span><text:span text:style-name="T24"> </text:span><text:span text:style-name="T10">V.</text:span> <text:span text:style-name="T60">Elle sert aussi d'horloge de référence pour le générateur basse fréquence sinus/triangle </text:span>0-2<text:span text:style-name="T60"> </text:span>MHz, <text:span text:style-name="T60">et peut être utilisé pour créer des ajouts corrélés en phase avec le GBF.</text:span></text:p>
          </table:table-cell>
        </table:table-row>
        <table:table-row>
          <table:table-cell table:style-name="Table15.A1" office:value-type="string">
            <text:p text:style-name="P58">AN2</text:p>
          </table:table-cell>
          <table:table-cell table:style-name="Table15.A1" office:value-type="string">
            <text:p text:style-name="P59"><text:span text:style-name="T24">Entrée analogique</text:span>, Calibre: 0 − 3,3<text:span text:style-name="T60"> </text:span>V.</text:p>
          </table:table-cell>
        </table:table-row>
        <table:table-row>
          <table:table-cell table:style-name="Table15.A1" office:value-type="string">
            <text:p text:style-name="P58">AN3</text:p>
          </table:table-cell>
          <table:table-cell table:style-name="Table15.A1" office:value-type="string">
            <text:p text:style-name="P59"><text:span text:style-name="T24">Entrée analogique</text:span>, Calibre: 0 − 3,3<text:span text:style-name="T60"> </text:span>V.</text:p>
          </table:table-cell>
        </table:table-row>
      </table:table>
      <text:h text:style-name="P115" text:outline-level="2"><text:bookmark-start text:name="__RefHeading___Toc7994_205490533"/>Nomenclature <text:span text:style-name="T61">additionnelle</text:span><text:bookmark-end text:name="__RefHeading___Toc7994_205490533"/></text:h>
      <table:table table:name="Table16" table:style-name="Table16">
        <table:table-column table:style-name="Table16.A"/>
        <table:table-column table:style-name="Table16.B"/>
        <table:table-row>
          <table:table-cell table:style-name="Table16.A1" office:value-type="string">
            <text:p text:style-name="P60">GND</text:p>
          </table:table-cell>
          <table:table-cell table:style-name="Table16.A1" office:value-type="string">
            <text:p text:style-name="P61"><text:span text:style-name="T25">Abrégé pour</text:span><text:span text:style-name="T10"> GROUND </text:span><text:span text:style-name="T25">= la terre</text:span>. <text:span text:style-name="T61">C'est la référence pour les tensions, considérée comme 0 volt. Elle est aussi connectée à la terre des sources d'alimentation (ordinateur portable, tablette, Rpi, etc.)</text:span></text:p>
          </table:table-cell>
        </table:table-row>
        <table:table-row>
          <table:table-cell table:style-name="Table16.A1" office:value-type="string">
            <text:p text:style-name="P60">V+/V-</text:p>
          </table:table-cell>
          <table:table-cell table:style-name="Table16.A1" office:value-type="string">
            <text:p text:style-name="P61"><text:span text:style-name="T25">Tensions d'alimentation</text:span>, ±<text:span text:style-name="T61"> </text:span>9<text:span text:style-name="T61"> </text:span>V. <text:span text:style-name="T61">Limitées à</text:span> 20<text:span text:style-name="T61"> </text:span>mA <text:span text:style-name="T61">par canal</text:span>.</text:p>
          </table:table-cell>
        </table:table-row>
      </table:table>
      <text:p text:style-name="P1"/>
      <text:h text:style-name="P114" text:outline-level="1"><text:bookmark-start text:name="__RefHeading___Toc7996_205490533"/>Terminaux sans fil<text:bookmark-end text:name="__RefHeading___Toc7996_205490533"/></text:h>
      <text:p text:style-name="P1"><draw:frame draw:style-name="fr8" draw:name="Image11" text:anchor-type="paragraph" svg:width="17cm" svg:height="7.876cm" draw:z-index="11"><draw:image xlink:href="../images/shot-wireless2.png" xlink:type="simple" xlink:show="embed" xlink:actuate="onLoad"/></draw:frame></text:p>
      <text:h text:style-name="P115" text:outline-level="2"><text:bookmark-start text:name="__RefHeading___Toc7998_205490533"/><text:span text:style-name="T62">Transmetteur intégré </text:span>: <text:span text:style-name="T62">liaison radio bidirectionnelle</text:span><text:bookmark-end text:name="__RefHeading___Toc7998_205490533"/></text:h>
      <text:p text:style-name="P7">Capable de communiquer avec plusieurs terminaux sans fil pour contrôler des capteurs et en recevoir des données.</text:p>
      <text:h text:style-name="P115" text:outline-level="2"><text:bookmark-start text:name="__RefHeading___Toc8000_205490533"/><text:span text:style-name="T62">Sous-unités sans fil </text:span>: <text:span text:style-name="T62">adresses sur 3 octets</text:span><text:bookmark-end text:name="__RefHeading___Toc8000_205490533"/></text:h>
      <text:p text:style-name="P1"><draw:frame draw:style-name="fr5" draw:name="Image12" text:anchor-type="paragraph" svg:x="4.008cm" svg:y="0.531cm" svg:width="8.458cm" svg:height="5.064cm" draw:z-index="12"><draw:image xlink:href="../images/shot-wireless3.png" xlink:type="simple" xlink:show="embed" xlink:actuate="onLoad"/></draw:frame></text:p>
      <text:p text:style-name="P1"/>
      <table:table table:name="Table17" table:style-name="Table17">
        <table:table-column table:style-name="Table17.A"/>
        <table:table-column table:style-name="Table17.B"/>
        <table:table-row>
          <table:table-cell table:style-name="Table17.A1" office:value-type="string">
            <text:p text:style-name="P62">I2C</text:p>
          </table:table-cell>
          <table:table-cell table:style-name="Table17.A1" office:value-type="string">
            <text:p text:style-name="P63"><text:span text:style-name="T26">Bus de données pour interfacer des capteurs usuels</text:span>. <text:span text:style-name="T63">On peut mesurer des paramètres physiques avec une interférence mécanique minimale.</text:span></text:p>
          </table:table-cell>
        </table:table-row>
        <table:table-row>
          <table:table-cell table:style-name="Table17.A1" office:value-type="string">
            <text:p text:style-name="P62">SPI</text:p>
          </table:table-cell>
          <table:table-cell table:style-name="Table17.A1" office:value-type="string">
            <text:p text:style-name="P63"><text:span text:style-name="T26">Un autre bus de données utilisé par certains appareils</text:span><text:span text:style-name="T10">.</text:span> <text:span text:style-name="T63">Les appareils intéressants pour</text:span> vLabtool <text:span text:style-name="T63">sont des générateurs basse fréquence de précision, et des instruments analogiques de haute résolution.</text:span></text:p>
          </table:table-cell>
        </table:table-row>
        <table:table-row>
          <table:table-cell table:style-name="Table17.A1" office:value-type="string">
            <text:p text:style-name="P62">RGBout</text:p>
          </table:table-cell>
          <table:table-cell table:style-name="Table17.A1" office:value-type="string">
            <text:p text:style-name="P63"><text:span text:style-name="T10">Contr</text:span><text:span text:style-name="T26">ô</text:span><text:span text:style-name="T10">l</text:span><text:span text:style-name="T26">e des guirlandes de</text:span><text:span text:style-name="T10"> WS2812B</text:span>, <text:span text:style-name="T63">qui sont des DELs</text:span> R<text:span text:style-name="T63">V</text:span>B <text:span text:style-name="T63">pilotables pour obtenir une palette de 16 millions de nuances.</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cm" fo:margin-bottom="0cm" loext:contextual-spacing="false" text:number-lines="false" text:line-number="0"/>
      <style:text-properties fo:font-size="12pt" fo:font-style="italic" style:font-size-asian="12pt" style:font-style-asian="italic" style:font-weight-asian="normal"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198a8a" fo:font-size="130%"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left="1.401cm" fo:margin-right="0cm" fo:margin-top="0.353cm" fo:margin-bottom="0.212cm" loext:contextual-spacing="false" fo:text-indent="0cm" style:auto-text-indent="false" style:page-number="auto" style:shadow="none">
        <style:tab-stops/>
      </style:paragraph-properties>
      <style:text-properties fo:color="#33a3a3" fo:font-size="105%" fo:font-weight="bold" fo:background-color="#ffffcc" style:font-size-asian="115%" style:font-weight-asian="normal"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left="1.401cm" fo:margin-right="0cm" fo:margin-top="0.247cm" fo:margin-bottom="0.212cm" loext:contextual-spacing="false" fo:text-indent="0cm" style:auto-text-indent="false" style:page-number="auto"/>
      <style:text-properties fo:color="#008080" fo:font-size="95%" fo:font-weight="bold" fo:background-color="transparent" style:font-size-asian="101%" style:font-weight-asian="normal" style:font-size-complex="101%"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ext_20_Body_20_special" style:display-name="Text Body special" style:family="paragraph" style:parent-style-name="Text_20_body" style:master-page-name="">
      <style:paragraph-properties fo:margin-top="0cm" fo:margin-bottom="0cm" loext:contextual-spacing="false" style:page-number="auto"/>
      <style:text-properties fo:color="#008080" fo:font-style="italic" fo:background-color="transparent"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color="#ff0000" fo:font-weight="bold" style:font-weight-asian="bold" style:font-weight-complex="bold"/>
    </style:style>
    <style:style style:name="Table_20_Contents_20_small" style:display-name="Table Contents small" style:family="paragraph" style:parent-style-name="Table_20_Contents">
      <style:text-properties fo:font-size="11pt" style:font-size-asian="10.5pt" style:font-weight-asian="normal"/>
    </style:style>
    <style:style style:name="Table_20_Line_20_Heading" style:display-name="Table Line Heading" style:family="paragraph" style:parent-style-name="Table_20_Heading">
      <style:text-properties style:use-window-font-color="true" style:font-size-asian="10.5pt" style:font-weight-asian="normal" style:font-weight-complex="600"/>
    </style:style>
    <style:style style:name="Table_20_Content_20_Special" style:display-name="Table Content Special" style:family="paragraph" style:parent-style-name="Table_20_Contents" style:next-style-name="Table_20_Contents">
      <style:text-properties fo:color="#008080" fo:font-size="14pt" fo:font-weight="bold" style:font-size-asian="10.5pt" style:font-weight-asian="normal"/>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paragraph-properties fo:margin-left="1.199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8T15:53:03.783599429</meta:creation-date>
    <dc:date>2016-02-19T16:38:53.526975247</dc:date>
    <meta:editing-duration>PT6H48M20S</meta:editing-duration>
    <meta:editing-cycles>79</meta:editing-cycles>
    <meta:generator>LibreOffice/5.0.5.2$Linux_X86_64 LibreOffice_project/00m0$Build-2</meta:generator>
    <dc:title>SEELablet, manuel de l'utilisateur</dc:title>
    <meta:document-statistic meta:table-count="19" meta:image-count="12" meta:object-count="2" meta:page-count="13" meta:paragraph-count="391" meta:word-count="2821" meta:character-count="17655" meta:non-whitespace-character-count="15147"/>
  </office:meta>
</office:document-meta>
</file>

<file path=Object 1/content.xml><?xml version="1.0" encoding="utf-8"?>
<math xmlns="http://www.w3.org/1998/Math/MathML" display="block">
  <semantics>
    <mrow>
      <mi>g</mi>
      <mo stretchy="false">=</mo>
      <mrow>
        <mn>1</mn>
        <mo stretchy="false">+</mo>
        <mfrac>
          <mrow>
            <mn>10</mn>
            <mi>k</mi>
          </mrow>
          <msub>
            <mi>R</mi>
            <mi>g</mi>
          </msub>
        </mfrac>
      </mrow>
    </mrow>
    <annotation encoding="StarMath 5.0">g=1+{10k} over {R_g}</annotation>
  </semantics>
</math>
</file>

<file path=Object 2/content.xml><?xml version="1.0" encoding="utf-8"?>
<math xmlns="http://www.w3.org/1998/Math/MathML" display="block">
  <semantics>
    <mrow>
      <mn>5,1</mn>
      <mi>k</mi>
      <mi mathvariant="normal">Ω</mi>
    </mrow>
    <annotation encoding="StarMath 5.0">5,1 k%OMEGA</annotation>
  </semantics>
</math>
</file>